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875in" fo:margin-left="-0.1229in" table:align="left" style:writing-mode="lr-tb"/>
    </style:style>
    <style:style style:name="Table1.A" style:family="table-column">
      <style:table-column-properties style:column-width="3.1229in"/>
    </style:style>
    <style:style style:name="Table1.B" style:family="table-column">
      <style:table-column-properties style:column-width="3.0646in"/>
    </style:style>
    <style:style style:name="Table1.1" style:family="table-row">
      <style:table-row-properties fo:keep-together="auto"/>
    </style:style>
    <style:style style:name="Table1.A1" style:family="table-cell">
      <style:table-cell-properties style:vertical-align="top" fo:padding-left="0.0799in" fo:padding-right="0.0799in" fo:padding-top="0in" fo:padding-bottom="0in" fo:border="none" style:writing-mode="lr-tb"/>
    </style:style>
    <style:style style:name="Table1.B1" style:family="table-cell">
      <style:table-cell-properties style:vertical-align="top" fo:padding-left="0.0799in" fo:padding-right="0.0799in" fo:padding-top="0.0382in" fo:padding-bottom="0.0382in" fo:border="none" style:writing-mode="lr-tb"/>
    </style:style>
    <style:style style:name="Table1.9" style:family="table-row">
      <style:table-row-properties style:min-row-height="0.7in" fo:keep-together="auto"/>
    </style:style>
    <style:style style:name="Table2" style:family="table">
      <style:table-properties style:width="6.6875in" fo:margin-left="0.0208in" fo:margin-top="0in" fo:margin-bottom="0in" table:align="left" style:writing-mode="lr-tb"/>
    </style:style>
    <style:style style:name="Table2.A" style:family="table-column">
      <style:table-column-properties style:column-width="5.6875in"/>
    </style:style>
    <style:style style:name="Table2.B" style:family="table-column">
      <style:table-column-properties style:column-width="1in"/>
    </style:style>
    <style:style style:name="Table2.1" style:family="table-row">
      <style:table-row-properties style:row-height="0.3in" fo:keep-together="auto"/>
    </style:style>
    <style:style style:name="Table2.A1" style:family="table-cell">
      <style:table-cell-properties style:vertical-align="bottom" fo:padding-left="0.0208in" fo:padding-right="0.0208in" fo:padding-top="0in" fo:padding-bottom="0in" fo:border="none"/>
    </style:style>
    <style:style style:name="Table2.13" style:family="table-row">
      <style:table-row-properties style:row-height="0.8875in" fo:keep-together="auto"/>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1" fo:font-size="10pt" fo:language="en" fo:country="CA" fo:font-style="italic" style:font-size-asian="10pt" style:font-style-asian="italic" style:font-name-complex="Arial1" style:font-style-complex="italic"/>
    </style:style>
    <style:style style:name="P3" style:family="paragraph" style:parent-style-name="Standard">
      <style:paragraph-properties fo:text-align="justify" style:justify-single-word="false"/>
      <style:text-properties style:font-name="Arial1" fo:font-size="11pt" style:font-size-asian="11pt" style:font-name-complex="Arial1" style:font-size-complex="11pt"/>
    </style:style>
    <style:style style:name="P4" style:family="paragraph" style:parent-style-name="Standard">
      <style:paragraph-properties fo:text-align="justify" style:justify-single-word="false" fo:padding-left="0in" fo:padding-right="0in" fo:padding-top="0in" fo:padding-bottom="0.0138in" fo:border-left="none" fo:border-right="none" fo:border-top="none" fo:border-bottom="0.51pt solid #000000" style:shadow="none"/>
      <style:text-properties style:font-name="Arial1" fo:font-size="11pt" style:font-size-asian="11pt" style:font-name-complex="Arial1" style:font-size-complex="11pt"/>
    </style:style>
    <style:style style:name="P5" style:family="paragraph" style:parent-style-name="Standard">
      <style:paragraph-properties fo:text-align="justify" style:justify-single-word="false" style:snap-to-layout-grid="false"/>
      <style:text-properties style:font-name="Arial1" fo:font-size="11pt" style:font-size-asian="11pt" style:font-name-complex="Arial1" style:font-size-complex="11pt"/>
    </style:style>
    <style:style style:name="P6" style:family="paragraph" style:parent-style-name="Standard">
      <style:paragraph-properties fo:text-align="justify" style:justify-single-word="false" fo:hyphenation-ladder-count="no-limit">
        <style:tab-stops>
          <style:tab-stop style:position="-0.7874in"/>
          <style:tab-stop style:position="0.6252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7" style:family="paragraph" style:parent-style-name="Standard">
      <style:paragraph-properties fo:margin-left="1.9665in" fo:margin-right="0in" fo:text-align="justify" style:justify-single-word="false" fo:text-indent="0.4917in" style:auto-text-indent="false"/>
      <style:text-properties style:font-name="Arial1" fo:font-size="11pt" style:font-size-asian="11pt" style:font-name-complex="Arial1" style:font-size-complex="11pt"/>
    </style:style>
    <style:style style:name="P8"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officeooo:paragraph-rsid="0006d547" style:font-size-asian="11pt" style:font-name-complex="Arial1" style:font-size-complex="11pt"/>
    </style:style>
    <style:style style:name="P9"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style:font-size-asian="11pt" style:font-name-complex="Arial1" style:font-size-complex="11pt"/>
    </style:style>
    <style:style style:name="P10" style:family="paragraph" style:parent-style-name="Standard">
      <style:text-properties style:font-name="Arial1" fo:font-size="11pt" style:font-size-asian="11pt" style:font-name-complex="Arial1" style:font-size-complex="11pt"/>
    </style:style>
    <style:style style:name="P11" style:family="paragraph" style:parent-style-name="Standard">
      <style:paragraph-properties fo:margin-left="0.0016in" fo:margin-right="0in" fo:text-align="justify" style:justify-single-word="false" fo:hyphenation-ladder-count="no-limit" fo:text-indent="-0.0016in" style:auto-text-indent="false" style:snap-to-layout-grid="false">
        <style:tab-stops>
          <style:tab-stop style:position="2.2516in"/>
        </style:tab-stops>
      </style:paragraph-properties>
      <style:text-properties style:font-name="Arial1" fo:font-size="11pt" style:font-size-asian="11pt" style:font-name-complex="Arial1" style:font-size-complex="11pt" style:font-weight-complex="bold" fo:hyphenate="false" fo:hyphenation-remain-char-count="2" fo:hyphenation-push-char-count="2" loext:hyphenation-no-caps="false"/>
    </style:style>
    <style:style style:name="P12" style:family="paragraph" style:parent-style-name="Standard">
      <style:paragraph-properties fo:margin-left="0.0016in" fo:margin-right="0in" fo:hyphenation-ladder-count="no-limit" fo:text-indent="-0.0016in" style:auto-text-indent="false">
        <style:tab-stops>
          <style:tab-stop style:position="2.2516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13" style:family="paragraph" style:parent-style-name="Standard">
      <style:paragraph-properties fo:hyphenation-ladder-count="no-limit">
        <style:tab-stops>
          <style:tab-stop style:position="2.2516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14" style:family="paragraph" style:parent-style-name="Standard">
      <style:paragraph-properties fo:margin-left="0.0016in" fo:margin-right="0in" fo:hyphenation-ladder-count="no-limit" fo:text-indent="-0.0016in" style:auto-text-indent="false" style:snap-to-layout-grid="false">
        <style:tab-stops>
          <style:tab-stop style:position="2.2516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15" style:family="paragraph" style:parent-style-name="Standard">
      <style:paragraph-properties fo:text-align="justify" style:justify-single-word="false"/>
      <style:text-properties style:font-name="Arial1" fo:font-size="11pt" officeooo:rsid="0005d44c" officeooo:paragraph-rsid="0005d44c" style:font-size-asian="11pt" style:font-name-complex="Arial1" style:font-size-complex="11pt"/>
    </style:style>
    <style:style style:name="P16" style:family="paragraph" style:parent-style-name="Standard">
      <style:paragraph-properties fo:margin-left="0in" fo:margin-right="0in" fo:text-align="start" style:justify-single-word="false" fo:text-indent="0in" style:auto-text-indent="false"/>
      <style:text-properties style:font-name="Arial1" fo:font-size="11pt" style:font-size-asian="11pt" style:font-name-complex="Arial1" style:font-size-complex="11pt"/>
    </style:style>
    <style:style style:name="P17" style:family="paragraph" style:parent-style-name="Standard">
      <style:paragraph-properties fo:text-align="start" style:justify-single-word="false"/>
      <style:text-properties style:font-name="Arial1" fo:font-size="11pt" officeooo:paragraph-rsid="000951ad" style:font-size-asian="11pt" style:font-name-complex="Arial1" style:font-size-complex="11pt"/>
    </style:style>
    <style:style style:name="P18" style:family="paragraph" style:parent-style-name="Standard">
      <style:paragraph-properties fo:text-align="justify" style:justify-single-word="false" fo:padding-left="0in" fo:padding-right="0in" fo:padding-top="0in" fo:padding-bottom="0.0138in" fo:border-left="none" fo:border-right="none" fo:border-top="none" fo:border-bottom="0.51pt solid #000000" style:shadow="none"/>
      <style:text-properties style:font-name="Arial1" fo:font-size="11pt" fo:font-weight="bold" style:font-size-asian="11pt" style:font-weight-asian="bold" style:font-name-complex="Arial1" style:font-size-complex="11pt"/>
    </style:style>
    <style:style style:name="P19" style:family="paragraph" style:parent-style-name="Standard">
      <style:paragraph-properties fo:text-align="justify" style:justify-single-word="false"/>
      <style:text-properties style:font-name="Arial1" fo:font-size="11pt" fo:font-weight="bold" style:font-size-asian="11pt" style:font-weight-asian="bold" style:font-name-complex="Arial1" style:font-size-complex="11pt"/>
    </style:style>
    <style:style style:name="P20"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fo:font-weight="bold" style:font-size-asian="11pt" style:font-weight-asian="bold" style:font-name-complex="Arial1" style:font-size-complex="11pt" style:font-weight-complex="bold"/>
    </style:style>
    <style:style style:name="P21" style:family="paragraph" style:parent-style-name="Standard">
      <style:paragraph-properties fo:text-align="center" style:justify-single-word="false" fo:break-before="page"/>
      <style:text-properties style:font-name="Arial1" fo:font-size="11pt" fo:font-weight="bold" officeooo:rsid="0006d547" officeooo:paragraph-rsid="0006d547" style:font-size-asian="11pt" style:font-weight-asian="bold" style:font-name-complex="Arial1" style:font-size-complex="11pt" style:font-weight-complex="bold"/>
    </style:style>
    <style:style style:name="P22" style:family="paragraph" style:parent-style-name="Standard">
      <loext:graphic-properties draw:fill-hatch-name="hatch"/>
      <style:paragraph-properties fo:margin-top="0.1in" fo:margin-bottom="0.1in" style:contextual-spacing="false" fo:line-height="100%" fo:text-align="justify" style:justify-single-word="false"/>
      <style:text-properties style:font-name="Arial1" fo:font-size="11pt" fo:font-weight="bold" officeooo:rsid="00195273" officeooo:paragraph-rsid="00195273" style:font-size-asian="11pt" style:font-weight-asian="bold" style:font-name-complex="Arial1" style:font-size-complex="11pt"/>
    </style:style>
    <style:style style:name="P23" style:family="paragraph" style:parent-style-name="Standard">
      <style:paragraph-properties fo:text-align="justify" style:justify-single-word="false"/>
      <style:text-properties style:font-name="Arial1" fo:font-size="11pt" fo:font-weight="bold" style:font-size-asian="11pt" style:language-asian="en" style:country-asian="US" style:font-weight-asian="bold" style:font-name-complex="Arial1" style:font-size-complex="11pt"/>
    </style:style>
    <style:style style:name="P24" style:family="paragraph" style:parent-style-name="Standard">
      <style:paragraph-properties fo:text-align="justify" style:justify-single-word="false" fo:hyphenation-ladder-count="no-limit">
        <style:tab-stops>
          <style:tab-stop style:position="-0.7799in"/>
          <style:tab-stop style:position="-0.2799in"/>
          <style:tab-stop style:position="1.2201in"/>
          <style:tab-stop style:position="1.7201in"/>
          <style:tab-stop style:position="3.5201in"/>
        </style:tab-stops>
      </style:paragraph-properties>
      <style:text-properties style:font-name="Arial1" fo:font-size="11pt" style:text-underline-style="solid" style:text-underline-width="auto" style:text-underline-color="font-color" fo:font-weight="bold" style:font-size-asian="11pt" style:font-weight-asian="bold" style:font-name-complex="Arial1" style:font-size-complex="11pt" fo:hyphenate="false" fo:hyphenation-remain-char-count="2" fo:hyphenation-push-char-count="2" loext:hyphenation-no-caps="false"/>
    </style:style>
    <style:style style:name="P25" style:family="paragraph" style:parent-style-name="Standard">
      <style:paragraph-properties fo:text-align="center"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26" style:family="paragraph" style:parent-style-name="Standard">
      <loext:graphic-properties draw:fill-hatch-name="hatch"/>
      <style:paragraph-properties fo:margin-top="0.1in" fo:margin-bottom="0.1in" style:contextual-spacing="false" fo:line-height="100%" fo:text-align="justify"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27" style:family="paragraph" style:parent-style-name="Standard">
      <loext:graphic-properties draw:fill-hatch-name="hatch"/>
      <style:paragraph-properties fo:margin-top="0.1in" fo:margin-bottom="0.1in" style:contextual-spacing="false" fo:line-height="100%" fo:text-align="justify" style:justify-single-word="false"/>
      <style:text-properties style:font-name="Arial1" fo:font-size="11pt" style:text-underline-style="solid" style:text-underline-width="auto" style:text-underline-color="font-color" fo:font-weight="bold" officeooo:paragraph-rsid="0005d44c" style:font-size-asian="11pt" style:font-weight-asian="bold" style:font-name-complex="Arial1" style:font-size-complex="11pt"/>
    </style:style>
    <style:style style:name="P28" style:family="paragraph" style:parent-style-name="Standard">
      <style:paragraph-properties fo:text-align="center" style:justify-single-word="false"/>
      <style:text-properties style:font-name="Arial1" fo:font-size="11pt" fo:language="fr" fo:country="FR" fo:font-weight="bold" style:font-size-asian="11pt" style:language-asian="en" style:country-asian="US" style:font-weight-asian="bold" style:font-name-complex="Arial1" style:font-size-complex="11pt"/>
    </style:style>
    <style:style style:name="P29"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style:font-name="Arial1" fo:font-size="11pt" fo:language="fr" fo:country="FR" officeooo:paragraph-rsid="000951ad" style:font-size-asian="11pt" style:font-size-complex="11pt"/>
    </style:style>
    <style:style style:name="P30"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style:font-name="Arial1" fo:font-size="11pt" fo:language="fr" fo:country="FR" officeooo:rsid="00238e51" officeooo:paragraph-rsid="000951ad" style:font-size-asian="11pt" style:font-size-complex="11pt"/>
    </style:style>
    <style:style style:name="P31" style:family="paragraph" style:parent-style-name="Standard">
      <style:paragraph-properties fo:text-align="start" style:justify-single-word="false"/>
      <style:text-properties style:font-name="Arial1" fo:font-size="11pt" officeooo:paragraph-rsid="000951ad" style:font-name-asian="Arial1" style:font-size-asian="11pt" style:font-name-complex="Arial1" style:font-size-complex="11pt"/>
    </style:style>
    <style:style style:name="P32" style:family="paragraph" style:parent-style-name="Standard">
      <style:paragraph-properties fo:text-align="center" style:justify-single-word="false"/>
      <style:text-properties style:font-name="Arial1" fo:font-size="11pt" fo:font-weight="normal" officeooo:rsid="0006d547" officeooo:paragraph-rsid="0006d547" style:font-size-asian="11pt" style:font-weight-asian="normal" style:font-name-complex="Arial1" style:font-size-complex="11pt" style:font-weight-complex="normal"/>
    </style:style>
    <style:style style:name="P33" style:family="paragraph" style:parent-style-name="Standard">
      <style:paragraph-properties fo:text-align="justify" style:justify-single-word="false" fo:hyphenation-ladder-count="no-limit">
        <style:tab-stops>
          <style:tab-stop style:position="-0.7874in"/>
        </style:tab-stops>
      </style:paragraph-properties>
      <style:text-properties style:font-name="Arial1" fo:font-size="11pt" fo:font-weight="normal" officeooo:rsid="0017f7ad" style:font-size-asian="11pt" style:language-asian="en" style:country-asian="US" style:font-weight-asian="normal" style:font-name-complex="Arial1" style:font-size-complex="11pt" style:font-weight-complex="normal" fo:hyphenate="false" fo:hyphenation-remain-char-count="2" fo:hyphenation-push-char-count="2" loext:hyphenation-no-caps="false"/>
    </style:style>
    <style:style style:name="P34" style:family="paragraph" style:parent-style-name="Standard">
      <loext:graphic-properties draw:fill-hatch-name="hatch"/>
      <style:paragraph-properties fo:margin-top="0.1in" fo:margin-bottom="0.1in" style:contextual-spacing="false" fo:line-height="100%" fo:text-align="justify" style:justify-single-word="false"/>
      <style:text-properties style:font-name="Arial1" fo:font-size="11pt" fo:language="en" fo:country="US" style:text-underline-style="solid" style:text-underline-width="auto" style:text-underline-color="font-color" fo:font-weight="bold" officeooo:paragraph-rsid="00136c43" style:font-size-asian="11pt" style:font-weight-asian="bold" style:font-name-complex="Arial1" style:font-size-complex="11pt"/>
    </style:style>
    <style:style style:name="P35" style:family="paragraph" style:parent-style-name="Standard">
      <style:paragraph-properties fo:text-align="justify" style:justify-single-word="false" fo:hyphenation-ladder-count="no-limit">
        <style:tab-stops>
          <style:tab-stop style:position="-0.7874in"/>
        </style:tab-stops>
      </style:paragraph-properties>
      <style:text-properties fo:hyphenate="false" fo:hyphenation-remain-char-count="2" fo:hyphenation-push-char-count="2" loext:hyphenation-no-caps="false"/>
    </style:style>
    <style:style style:name="P36" style:family="paragraph" style:parent-style-name="Standard">
      <style:paragraph-properties fo:margin-left="0.9846in" fo:margin-right="0in" fo:text-align="justify" style:justify-single-word="false" fo:text-indent="-0.9846in" style:auto-text-indent="false"/>
    </style:style>
    <style:style style:name="P37" style:family="paragraph" style:parent-style-name="Standard">
      <loext:graphic-properties draw:fill-gradient-name="gradient" draw:fill-hatch-name="hatch"/>
      <style:paragraph-properties fo:margin-top="0.1in" fo:margin-bottom="0.1in" style:contextual-spacing="false" fo:text-align="justify" style:justify-single-word="false"/>
    </style:style>
    <style:style style:name="P38"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officeooo:paragraph-rsid="00085902"/>
    </style:style>
    <style:style style:name="P39"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officeooo:paragraph-rsid="0006d547"/>
    </style:style>
    <style:style style:name="P40" style:family="paragraph" style:parent-style-name="Standard">
      <style:paragraph-properties fo:text-align="justify" style:justify-single-word="false" style:snap-to-layout-grid="false"/>
      <style:text-properties fo:color="#000000" loext:opacity="100%" style:font-name="Arial1" fo:font-size="11pt" fo:font-weight="bold" style:font-size-asian="11pt" style:font-weight-asian="bold" style:font-name-complex="Arial1" style:font-size-complex="11pt"/>
    </style:style>
    <style:style style:name="P41" style:family="paragraph" style:parent-style-name="Standard">
      <style:paragraph-properties fo:margin-left="0.0016in" fo:margin-right="0in" fo:hyphenation-ladder-count="no-limit" fo:text-indent="-0.0016in" style:auto-text-indent="false" style:snap-to-layout-grid="false">
        <style:tab-stops>
          <style:tab-stop style:position="2.2516in"/>
        </style:tab-stops>
      </style:paragraph-properties>
      <style:text-properties fo:color="#000000" loext:opacity="100%" style:font-name="Arial1" fo:font-size="11pt" fo:font-weight="bold" style:font-size-asian="11pt" style:font-weight-asian="bold" style:font-name-complex="Arial1" style:font-size-complex="11pt" fo:hyphenate="false" fo:hyphenation-remain-char-count="2" fo:hyphenation-push-char-count="2" loext:hyphenation-no-caps="false"/>
    </style:style>
    <style:style style:name="P42"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FR" fo:font-weight="bold" officeooo:paragraph-rsid="00195273" fo:background-color="transparent" style:font-name-asian="Times New Roman1" style:font-size-asian="11pt" style:font-weight-asian="bold" style:font-name-complex="Times New Roman1" style:font-size-complex="11pt" style:font-weight-complex="bold"/>
    </style:style>
    <style:style style:name="P43"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paragraph-rsid="000951ad" fo:background-color="transparent" style:font-name-asian="Times New Roman1" style:font-size-asian="11pt" style:language-asian="fr" style:country-asian="FR" style:font-weight-asian="normal" style:font-name-complex="Arial1" style:font-size-complex="11pt" style:font-weight-complex="normal"/>
    </style:style>
    <style:style style:name="P44"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paragraph-rsid="00195273" fo:background-color="transparent" style:font-name-asian="Times New Roman1" style:font-size-asian="11pt" style:language-asian="fr" style:country-asian="FR" style:font-weight-asian="normal" style:font-name-complex="Arial1" style:font-size-complex="11pt" style:font-weight-complex="normal"/>
    </style:style>
    <style:style style:name="P45"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paragraph-rsid="000951ad" fo:background-color="transparent" style:font-name-asian="Times New Roman1" style:font-size-asian="11pt" style:font-weight-asian="normal" style:font-name-complex="Arial1" style:font-size-complex="11pt" style:font-weight-complex="normal"/>
    </style:style>
    <style:style style:name="P46" style:family="paragraph" style:parent-style-name="Standard">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ext-properties fo:color="#000000" loext:opacity="100%" style:font-name="Arial1" fo:font-size="11pt" fo:letter-spacing="normal" fo:language="fr" fo:country="CA" style:text-underline-style="none" fo:font-weight="bold" officeooo:rsid="001a9bd6" officeooo:paragraph-rsid="002cb158" fo:background-color="transparent" style:font-name-asian="Times New Roman1" style:font-size-asian="11pt" style:font-weight-asian="bold" style:font-name-complex="Times New Roman1" style:font-size-complex="11pt" style:font-weight-complex="bold"/>
    </style:style>
    <style:style style:name="P47"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fo:color="#000000" loext:opacity="100%" style:font-name="Arial1" fo:font-size="11pt" fo:language="en" fo:country="US" fo:font-weight="normal" officeooo:rsid="00238e51" officeooo:paragraph-rsid="000951ad" style:letter-kerning="true" style:font-name-asian="NSimSun" style:font-size-asian="11pt" style:language-asian="zh" style:country-asian="CN" style:font-weight-asian="normal" style:font-name-complex="Arial1" style:font-size-complex="11pt" style:language-complex="hi" style:country-complex="IN" style:font-weight-complex="normal"/>
    </style:style>
    <style:style style:name="P48"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normal" officeooo:rsid="00232807" officeooo:paragraph-rsid="00232807" fo:background-color="transparent"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normal" officeooo:rsid="002366cf" officeooo:paragraph-rsid="002366cf" fo:background-color="transparent" style:font-name-asian="Times New Roman1" style:font-size-asian="12pt" style:font-weight-asian="normal" style:font-name-complex="Times New Roman1" style:font-size-complex="12pt" style:font-weight-complex="normal"/>
    </style:style>
    <style:style style:name="P50" style:family="paragraph" style:parent-style-name="Text_20_body">
      <style:text-properties fo:font-size="11pt" style:font-size-asian="11pt" style:font-size-complex="11pt"/>
    </style:style>
    <style:style style:name="P51" style:family="paragraph" style:parent-style-name="Standard">
      <style:paragraph-properties fo:text-align="start" style:justify-single-word="false"/>
      <style:text-properties officeooo:paragraph-rsid="000951ad"/>
    </style:style>
    <style:style style:name="P52"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officeooo:paragraph-rsid="000951ad"/>
    </style:style>
    <style:style style:name="P53" style:family="paragraph" style:parent-style-name="Standard">
      <loext:graphic-properties draw:fill-hatch-name="hatch"/>
      <style:paragraph-properties fo:margin-top="0.1in" fo:margin-bottom="0.1in" style:contextual-spacing="false" fo:line-height="100%" fo:text-align="justify" style:justify-single-word="false"/>
    </style:style>
    <style:style style:name="P54" style:family="paragraph" style:parent-style-name="Standard">
      <loext:graphic-properties draw:fill-hatch-name="hatch"/>
      <style:paragraph-properties fo:margin-left="0in" fo:margin-right="0in" fo:margin-top="0.0201in" fo:margin-bottom="0.0201in" style:contextual-spacing="false" fo:line-height="100%" fo:text-align="start" style:justify-single-word="false" fo:text-indent="0in" style:auto-text-indent="false" style:writing-mode="lr-tb"/>
      <style:text-properties style:font-name="Times New Roman" fo:font-size="12pt" officeooo:paragraph-rsid="000951ad" style:font-name-asian="Times New Roman1" style:font-size-asian="12pt" style:font-name-complex="Times New Roman1"/>
    </style:style>
    <style:style style:name="P55"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officeooo:paragraph-rsid="001ffe47" style:font-size-asian="12pt" style:font-size-complex="12pt"/>
    </style:style>
    <style:style style:name="P56"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officeooo:rsid="001289be" officeooo:paragraph-rsid="001ffe47" style:font-size-asian="12pt" style:font-size-complex="12pt"/>
    </style:style>
    <style:style style:name="P57"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officeooo:rsid="000d3cbd" officeooo:paragraph-rsid="001ffe47" style:font-size-asian="12pt" style:font-size-complex="12pt"/>
    </style:style>
    <style:style style:name="P58"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fo:font-weight="bold" officeooo:paragraph-rsid="001ffe47" style:font-size-asian="12pt" style:font-weight-asian="bold" style:font-size-complex="12pt"/>
    </style:style>
    <style:style style:name="P59"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fo:font-weight="bold" officeooo:rsid="000d3cbd" officeooo:paragraph-rsid="001ffe47" style:font-size-asian="12pt" style:font-weight-asian="bold" style:font-size-complex="12pt" style:font-weight-complex="bold"/>
    </style:style>
    <style:style style:name="P60"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fo:font-weight="bold" officeooo:rsid="001289be" officeooo:paragraph-rsid="001ffe47" style:font-size-asian="12pt" style:font-weight-asian="bold" style:font-size-complex="12pt" style:font-weight-complex="bold"/>
    </style:style>
    <style:style style:name="P61"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Liberation Serif" fo:font-size="12pt" fo:language="fr" fo:country="CA" fo:font-weight="normal" officeooo:rsid="000d3cbd" officeooo:paragraph-rsid="001ffe47" style:font-size-asian="12pt" style:font-weight-asian="normal" style:font-size-complex="12pt" style:font-weight-complex="normal"/>
    </style:style>
    <style:style style:name="P62"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officeooo:paragraph-rsid="00195273"/>
    </style:style>
    <style:style style:name="P63"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officeooo:paragraph-rsid="002cb158"/>
    </style:style>
    <style:style style:name="P64"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officeooo:paragraph-rsid="002cb158"/>
    </style:style>
    <style:style style:name="P65"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officeooo:paragraph-rsid="003290f5"/>
    </style:style>
    <style:style style:name="P66"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officeooo:paragraph-rsid="002b7484"/>
    </style:style>
    <style:style style:name="P67"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style:font-name="Arial1" fo:font-size="11pt" fo:font-weight="normal" officeooo:rsid="002cb158" officeooo:paragraph-rsid="002cb158" style:font-size-asian="11pt" style:font-weight-asian="normal" style:font-name-complex="Arial1" style:font-size-complex="11pt" style:font-weight-complex="normal"/>
    </style:style>
    <style:style style:name="P68" style:family="paragraph" style:parent-style-name="Standard" style:list-style-name="L1">
      <style:text-properties style:font-name="Arial1" fo:font-size="11pt" style:font-size-asian="11pt" style:font-size-complex="11pt"/>
    </style:style>
    <style:style style:name="P69" style:family="paragraph" style:parent-style-name="Standard" style:list-style-name="L2">
      <loext:graphic-properties draw:fill-hatch-name="hatch"/>
      <style:paragraph-properties fo:margin-top="0.1in" fo:margin-bottom="0.1in" style:contextual-spacing="false" fo:line-height="100%" fo:text-align="justify" style:justify-single-word="false" style:writing-mode="lr-tb">
        <style:tab-stops/>
      </style:paragraph-properties>
      <style:text-properties style:font-name="Arial1" fo:font-size="11pt" officeooo:paragraph-rsid="001ffe47" style:font-size-asian="11pt" style:font-size-complex="11pt"/>
    </style:style>
    <style:style style:name="P70" style:family="paragraph" style:parent-style-name="Standard" style:list-style-name="L4">
      <loext:graphic-properties draw:fill-gradient-name="gradient" draw:fill-hatch-name="hatch"/>
      <style:paragraph-properties fo:margin-top="0.1in" fo:margin-bottom="0.1in" style:contextual-spacing="false" fo:text-align="justify" style:justify-single-word="false"/>
      <style:text-properties style:font-name="Arial1" fo:font-size="11pt" officeooo:paragraph-rsid="0006d547" style:font-size-asian="11pt" style:font-name-complex="Arial1" style:font-size-complex="11pt"/>
    </style:style>
    <style:style style:name="P71"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style:font-name="Arial1" fo:font-size="11pt" style:text-underline-style="solid" style:text-underline-width="auto" style:text-underline-color="font-color" fo:font-weight="bold" officeooo:rsid="003a48c6" officeooo:paragraph-rsid="003a48c6" style:font-size-asian="11pt" style:font-weight-asian="bold" style:font-name-complex="Arial1" style:font-size-complex="11pt"/>
    </style:style>
    <style:style style:name="P72" style:family="paragraph" style:parent-style-name="Standard">
      <style:paragraph-properties fo:text-align="center"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73"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2635a6" officeooo:paragraph-rsid="002cb158"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4"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1a9bd6" officeooo:paragraph-rsid="002cb158"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5"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style:use-window-font-color="true" loext:opacity="0%" style:font-name="Arial1" fo:font-size="11pt" fo:language="fr" fo:country="CA" fo:font-weight="normal" officeooo:rsid="00222af0" officeooo:paragraph-rsid="002b7484"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6"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style:text-underline-style="none" fo:font-weight="normal" officeooo:rsid="001b9e8b" officeooo:paragraph-rsid="002cb158" fo:background-color="transparent" style:font-name-asian="Times New Roman1" style:font-size-asian="11pt" style:font-weight-asian="normal" style:font-name-complex="Times New Roman1" style:font-size-complex="11pt" style:font-weight-complex="normal"/>
    </style:style>
    <style:style style:name="P77"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style:text-underline-style="none" fo:font-weight="normal" officeooo:rsid="0018cf9f" officeooo:paragraph-rsid="002cb158" fo:background-color="transparent" style:font-name-asian="Times New Roman1" style:font-size-asian="11pt" style:font-weight-asian="normal" style:font-name-complex="Times New Roman1" style:font-size-complex="11pt" style:font-weight-complex="normal"/>
    </style:style>
    <style:style style:name="P78"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style:text-underline-style="none" fo:font-weight="normal" officeooo:rsid="001b9e8b" officeooo:paragraph-rsid="002cb158" fo:background-color="transparent"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P79"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style:text-underline-style="none" fo:font-weight="normal" officeooo:rsid="001e4322" officeooo:paragraph-rsid="002cb158" fo:background-color="transparent"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P80"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fo:color="#000000" loext:opacity="100%" style:font-name="Arial1" fo:font-size="11pt" fo:letter-spacing="normal" fo:language="fr" fo:country="CA" style:text-underline-style="none" fo:font-weight="normal" officeooo:rsid="001a9999"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81"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fo:color="#000000" loext:opacity="100%" style:font-name="Arial1" fo:font-size="11pt" fo:letter-spacing="normal" fo:language="fr" fo:country="CA" style:text-underline-style="none" fo:font-weight="normal" officeooo:rsid="001adcec"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82"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fo:color="#000000" loext:opacity="100%" style:font-name="Arial1" fo:font-size="11pt" fo:letter-spacing="normal" fo:language="fr" fo:country="CA" style:text-underline-style="none" fo:font-weight="normal" officeooo:rsid="001be4d0"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83"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fo:color="#000000" loext:opacity="100%" style:font-name="Arial1" fo:font-size="11pt" fo:letter-spacing="normal" fo:language="fr" fo:country="CA" style:text-underline-style="none" fo:font-weight="normal" officeooo:rsid="001d9d0e"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84"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ab-stops/>
      </style:paragraph-properties>
      <style:text-properties fo:color="#000000" loext:opacity="100%" style:font-name="Arial1" fo:font-size="11pt" fo:letter-spacing="normal" fo:language="fr" fo:country="CA" style:text-underline-style="none" fo:font-weight="normal" officeooo:rsid="003a48c6" officeooo:paragraph-rsid="003a48c6"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85"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ext-properties fo:color="#000000" loext:opacity="100%" style:font-name="Arial1" fo:font-size="11pt" fo:letter-spacing="normal" fo:language="fr" fo:country="CA" style:text-underline-style="none" fo:font-weight="bold" officeooo:rsid="002cb158" officeooo:paragraph-rsid="002cb158" fo:background-color="transparent" style:font-name-asian="Times New Roman1" style:font-size-asian="11pt" style:font-weight-asian="bold" style:font-name-complex="Times New Roman1" style:font-size-complex="11pt" style:font-weight-complex="bold"/>
    </style:style>
    <style:style style:name="P86"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ext-properties fo:color="#000000" loext:opacity="100%" style:font-name="Arial1" fo:font-size="11pt" fo:letter-spacing="normal" fo:language="fr" fo:country="CA" officeooo:rsid="003a0f55" officeooo:paragraph-rsid="002cb158" fo:background-color="transparent" style:font-name-asian="Times New Roman1" style:font-size-asian="11pt" style:font-name-complex="Times New Roman1" style:font-size-complex="11pt"/>
    </style:style>
    <style:style style:name="P87" style:family="paragraph" style:parent-style-name="Standard" style:list-style-name="L2">
      <loext:graphic-properties draw:fill-hatch-name="hatch"/>
      <style:paragraph-properties fo:margin-top="0.1in" fo:margin-bottom="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officeooo:rsid="003a0f55" officeooo:paragraph-rsid="001ffe47" fo:background-color="transparent" style:font-name-asian="Times New Roman1" style:font-size-asian="11pt" style:font-name-complex="Times New Roman1" style:font-size-complex="11pt"/>
    </style:style>
    <style:style style:name="P88"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normal" officeooo:rsid="002366cf" officeooo:paragraph-rsid="00441a84" fo:background-color="transparent" style:font-name-asian="Arial1" style:font-size-asian="11pt" style:font-weight-asian="normal" style:font-name-complex="Arial1" style:font-size-complex="11pt" style:font-weight-complex="normal"/>
    </style:style>
    <style:style style:name="P89"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FR" style:text-underline-style="none" fo:font-weight="normal" officeooo:rsid="0029124a"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90" style:family="paragraph" style:parent-style-name="Standard" style:list-style-name="L1">
      <loext:graphic-properties draw:fill-hatch-name="hatch"/>
      <style:paragraph-properties fo:margin-left="0in" fo:margin-right="0in" fo:margin-top="0.1in" fo:margin-bottom="0.1in" style:contextual-spacing="false" fo:line-height="100%" fo:text-align="justify" style:justify-single-word="false" fo:text-indent="0in" style:auto-text-indent="false" style:writing-mode="lr-tb"/>
      <style:text-properties fo:color="#000000" loext:opacity="100%" style:font-name="Arial1" fo:font-size="11pt" fo:letter-spacing="normal" fo:language="fr" fo:country="FR" style:text-underline-style="none" fo:font-weight="normal" officeooo:rsid="0028e409" officeooo:paragraph-rsid="002cb158" style:letter-kerning="true" fo:background-color="transparent"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P91"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bold" officeooo:paragraph-rsid="000951ad" fo:background-color="transparent" style:font-name-asian="Times New Roman1" style:font-size-asian="12pt" style:font-weight-asian="bold" style:font-name-complex="Times New Roman1" style:font-size-complex="12pt" style:font-weight-complex="bold"/>
    </style:style>
    <style:style style:name="P92" style:family="paragraph" style:parent-style-name="Standard">
      <style:paragraph-properties fo:text-align="justify" style:justify-single-word="false"/>
      <style:text-properties fo:color="#000000" loext:opacity="100%" style:font-name="Times New Roman" fo:font-size="12pt" fo:letter-spacing="normal" fo:language="fr" fo:country="CA" fo:font-weight="bold" fo:background-color="transparent" style:font-name-asian="Times New Roman1" style:font-size-asian="12pt" style:font-weight-asian="bold" style:font-name-complex="Times New Roman1" style:font-size-complex="12pt" style:font-weight-complex="bold"/>
    </style:style>
    <style:style style:name="P93"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normal" officeooo:rsid="00232807" officeooo:paragraph-rsid="000951ad" fo:background-color="transparent" style:font-name-asian="Times New Roman1" style:font-size-asian="12pt" style:font-weight-asian="normal" style:font-name-complex="Times New Roman1" style:font-size-complex="12pt" style:font-weight-complex="normal"/>
    </style:style>
    <style:style style:name="P94"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normal" officeooo:rsid="00441a84" officeooo:paragraph-rsid="00441a84" fo:background-color="transparent" style:font-name-asian="Arial1" style:font-size-asian="11pt" style:font-weight-asian="normal" style:font-name-complex="Arial1" style:font-size-complex="11pt" style:font-weight-complex="normal"/>
    </style:style>
    <style:style style:name="P95"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normal" officeooo:rsid="00232807" officeooo:paragraph-rsid="000951ad" fo:background-color="transparent" style:font-name-asian="Times New Roman1" style:font-size-asian="11pt" style:font-weight-asian="normal" style:font-name-complex="Times New Roman1" style:font-size-complex="11pt" style:font-weight-complex="normal"/>
    </style:style>
    <style:style style:name="P96"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bold" officeooo:paragraph-rsid="000951ad" fo:background-color="transparent" style:font-name-asian="Times New Roman1" style:font-size-asian="11pt" style:font-weight-asian="bold" style:font-name-complex="Times New Roman1" style:font-size-complex="11pt" style:font-weight-complex="bold"/>
    </style:style>
    <style:style style:name="P97"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officeooo:rsid="003290f5" officeooo:paragraph-rsid="003290f5"/>
    </style:style>
    <style:style style:name="P98"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officeooo:rsid="00310da3" officeooo:paragraph-rsid="00310da3"/>
    </style:style>
    <style:style style:name="T1" style:family="text">
      <style:text-properties style:font-name="Arial1" fo:font-size="11pt" style:font-size-asian="11pt" style:font-name-complex="Arial1" style:font-size-complex="11pt"/>
    </style:style>
    <style:style style:name="T2" style:family="text">
      <style:text-properties style:font-name="Arial1" fo:font-size="11pt" officeooo:rsid="0006d547" style:font-size-asian="11pt" style:font-name-complex="Arial1" style:font-size-complex="11pt"/>
    </style:style>
    <style:style style:name="T3" style:family="text">
      <style:text-properties style:font-name="Arial1" fo:font-size="11pt" officeooo:rsid="00085902" style:font-size-asian="11pt" style:font-name-complex="Arial1" style:font-size-complex="11pt"/>
    </style:style>
    <style:style style:name="T4" style:family="text">
      <style:text-properties style:font-name="Arial1" fo:font-size="11pt" officeooo:rsid="001d0a51" style:font-size-asian="11pt" style:font-name-complex="Arial1" style:font-size-complex="11pt"/>
    </style:style>
    <style:style style:name="T5" style:family="text">
      <style:text-properties style:font-name="Arial1" fo:font-size="11pt" officeooo:rsid="00195273" style:font-size-asian="11pt" style:font-name-complex="Arial1" style:font-size-complex="11pt"/>
    </style:style>
    <style:style style:name="T6" style:family="text">
      <style:text-properties style:font-name="Arial1" fo:font-size="11pt" fo:font-weight="bold" style:font-size-asian="11pt" style:font-weight-asian="bold" style:font-name-complex="Arial1" style:font-size-complex="11pt"/>
    </style:style>
    <style:style style:name="T7" style:family="text">
      <style:text-properties style:font-name="Arial1" fo:font-size="11pt" fo:font-weight="bold" officeooo:rsid="00195273" style:font-size-asian="11pt" style:font-weight-asian="bold" style:font-name-complex="Arial1" style:font-size-complex="11pt"/>
    </style:style>
    <style:style style:name="T8" style:family="text">
      <style:text-properties style:font-name="Arial1" fo:font-size="11pt" fo:font-weight="bold" officeooo:rsid="001a9bd6" style:font-size-asian="11pt" style:font-weight-asian="bold" style:font-name-complex="Arial1" style:font-size-complex="11pt"/>
    </style:style>
    <style:style style:name="T9" style:family="text">
      <style:text-properties style:font-name="Arial1" fo:font-size="11pt" fo:font-weight="bold" style:font-size-asian="11pt" style:language-asian="en" style:country-asian="US" style:font-weight-asian="bold" style:font-name-complex="Arial1" style:font-size-complex="11pt"/>
    </style:style>
    <style:style style:name="T10" style:family="text">
      <style:text-properties style:font-name="Arial1" fo:font-size="11pt" style:font-name-asian="Arial1" style:font-size-asian="11pt" style:font-name-complex="Arial1" style:font-size-complex="11pt"/>
    </style:style>
    <style:style style:name="T11" style:family="text">
      <style:text-properties style:font-name="Arial1" fo:font-size="11pt" officeooo:rsid="00085902" style:font-name-asian="Arial1" style:font-size-asian="11pt" style:font-name-complex="Arial1" style:font-size-complex="11pt"/>
    </style:style>
    <style:style style:name="T12" style:family="text">
      <style:text-properties style:font-name="Arial1" fo:font-size="11pt" officeooo:rsid="00195273" style:font-name-asian="Arial1" style:font-size-asian="11pt" style:font-name-complex="Arial1" style:font-size-complex="11pt"/>
    </style:style>
    <style:style style:name="T13" style:family="text">
      <style:text-properties style:font-name="Arial1" fo:font-size="11pt" fo:font-weight="normal" style:font-size-asian="11pt" style:font-weight-asian="normal" style:font-name-complex="Arial1" style:font-size-complex="11pt" style:font-weight-complex="normal"/>
    </style:style>
    <style:style style:name="T14" style:family="text">
      <style:text-properties style:font-name="Arial1" fo:font-size="11pt" fo:font-weight="normal" officeooo:rsid="00222af0" style:font-size-asian="11pt" style:font-weight-asian="normal" style:font-name-complex="Arial1" style:font-size-complex="11pt" style:font-weight-complex="normal"/>
    </style:style>
    <style:style style:name="T15" style:family="text">
      <style:text-properties style:font-name="Arial1" fo:font-size="11pt" fo:font-weight="normal" officeooo:rsid="00232807" style:font-size-asian="11pt" style:font-weight-asian="normal" style:font-name-complex="Arial1" style:font-size-complex="11pt" style:font-weight-complex="normal"/>
    </style:style>
    <style:style style:name="T16" style:family="text">
      <style:text-properties style:font-name="Arial1" fo:font-size="11pt" fo:font-weight="normal" style:font-size-asian="11pt" style:language-asian="en" style:country-asian="US" style:font-weight-asian="normal" style:font-name-complex="Arial1" style:font-size-complex="11pt" style:font-weight-complex="normal"/>
    </style:style>
    <style:style style:name="T17" style:family="text">
      <style:text-properties style:font-name="Arial1" fo:font-size="11pt" fo:font-weight="normal" officeooo:rsid="003a48c6" style:font-size-asian="11pt" style:language-asian="en" style:country-asian="US" style:font-weight-asian="normal" style:font-name-complex="Arial1" style:font-size-complex="11pt" style:font-weight-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25038a" style:font-weight-asian="bold" style:font-weight-complex="bold"/>
    </style:style>
    <style:style style:name="T21" style:family="text">
      <style:text-properties fo:font-weight="bold" officeooo:rsid="000d3cbd" style:font-weight-asian="bold"/>
    </style:style>
    <style:style style:name="T22" style:family="text">
      <style:text-properties fo:font-weight="bold" officeooo:rsid="001289be" style:font-weight-asian="bold"/>
    </style:style>
    <style:style style:name="T23" style:family="text">
      <style:text-properties fo:color="#000000" loext:opacity="100%" style:font-name="Arial1" fo:font-size="11pt" fo:letter-spacing="normal" fo:language="fr" fo:country="CA" fo:font-weight="normal" officeooo:rsid="000cef78" fo:background-color="transparent" loext:char-shading-value="0" style:font-name-asian="Times New Roman" style:font-size-asian="11pt" style:language-asian="fr" style:country-asian="FR" style:font-weight-asian="normal" style:font-name-complex="Arial1" style:font-size-complex="11pt" style:language-complex="ar" style:country-complex="SA" style:font-weight-complex="normal"/>
    </style:style>
    <style:style style:name="T24" style:family="text">
      <style:text-properties fo:color="#000000" loext:opacity="100%" style:font-name="Arial1" fo:font-size="11pt" fo:letter-spacing="normal" fo:language="fr" fo:country="CA" fo:font-weight="bold" officeooo:rsid="000cef78" fo:background-color="transparent" loext:char-shading-value="0" style:font-name-asian="Times New Roman1" style:font-size-asian="11pt" style:font-weight-asian="bold" style:font-name-complex="Times New Roman1" style:font-size-complex="11pt" style:font-weight-complex="bold"/>
    </style:style>
    <style:style style:name="T25" style:family="text">
      <style:text-properties fo:color="#000000" loext:opacity="100%" style:font-name="Arial1" fo:font-size="11pt" fo:letter-spacing="normal" fo:language="fr" fo:country="CA" style:text-underline-style="none" fo:font-weight="normal" officeooo:rsid="00195273"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26" style:family="text">
      <style:text-properties fo:color="#000000" loext:opacity="100%" style:font-name="Arial1" fo:font-size="11pt" fo:letter-spacing="normal" fo:language="fr" fo:country="CA" style:text-underline-style="none" fo:font-weight="normal" officeooo:rsid="001a9bd6"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27" style:family="text">
      <style:text-properties fo:color="#000000" loext:opacity="100%" style:font-name="Arial1" fo:font-size="11pt" fo:letter-spacing="normal" fo:language="fr" fo:country="CA" style:text-underline-style="none" fo:font-weight="normal" officeooo:rsid="001b9e8b"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28" style:family="text">
      <style:text-properties fo:color="#000000" loext:opacity="100%" style:font-name="Arial1" fo:font-size="11pt" fo:letter-spacing="normal" fo:language="fr" fo:country="CA" style:text-underline-style="none" fo:font-weight="normal" officeooo:rsid="001d66d8"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29" style:family="text">
      <style:text-properties fo:color="#000000" loext:opacity="100%" style:font-name="Arial1" fo:font-size="11pt" fo:letter-spacing="normal" fo:language="fr" fo:country="CA" style:text-underline-style="none" fo:font-weight="normal" officeooo:rsid="00222af0"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0" style:family="text">
      <style:text-properties fo:color="#000000" loext:opacity="100%" style:font-name="Arial1" fo:font-size="11pt" fo:letter-spacing="normal" fo:language="fr" fo:country="CA" style:text-underline-style="none" fo:font-weight="normal" officeooo:rsid="0025b70d"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1" style:family="text">
      <style:text-properties fo:color="#000000" loext:opacity="100%" style:font-name="Arial1" fo:font-size="11pt" fo:letter-spacing="normal" fo:language="fr" fo:country="CA" style:text-underline-style="none" fo:font-weight="normal" officeooo:rsid="001ea6b6"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2" style:family="text">
      <style:text-properties fo:color="#000000" loext:opacity="100%" style:font-name="Arial1" fo:font-size="11pt" fo:letter-spacing="normal" fo:language="fr" fo:country="CA" style:text-underline-style="none" fo:font-weight="normal" officeooo:rsid="0018cf9f"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3" style:family="text">
      <style:text-properties fo:color="#000000" loext:opacity="100%" style:font-name="Arial1" fo:font-size="11pt" fo:letter-spacing="normal" fo:language="fr" fo:country="CA" style:text-underline-style="none" fo:font-weight="normal" officeooo:rsid="001e4322"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4" style:family="text">
      <style:text-properties fo:color="#000000" loext:opacity="100%" style:font-name="Arial1" fo:font-size="11pt" fo:letter-spacing="normal" fo:language="fr" fo:country="CA" style:text-underline-style="none" fo:font-weight="normal" officeooo:rsid="003fec72"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5" style:family="text">
      <style:text-properties fo:color="#000000" loext:opacity="100%" style:font-name="Arial1" fo:font-size="11pt" fo:letter-spacing="normal" fo:language="fr" fo:country="CA" style:text-underline-style="none" fo:font-weight="normal" officeooo:rsid="00195273" fo:background-color="transparent" loext:char-shading-value="0" style:font-name-asian="Times New Roman1" style:font-size-asian="11pt" style:font-weight-asian="normal" style:font-name-complex="Times New Roman1" style:font-size-complex="11pt" style:font-weight-complex="normal"/>
    </style:style>
    <style:style style:name="T36" style:family="text">
      <style:text-properties fo:color="#000000" loext:opacity="100%" style:font-name="Arial1" fo:font-size="11pt" fo:letter-spacing="normal" fo:language="fr" fo:country="CA" style:text-underline-style="none" fo:font-weight="normal" officeooo:rsid="000edf02" fo:background-color="transparent" loext:char-shading-value="0" style:font-name-asian="Times New Roman1" style:font-size-asian="11pt" style:font-weight-asian="normal" style:font-name-complex="Times New Roman1" style:font-size-complex="11pt" style:font-weight-complex="normal"/>
    </style:style>
    <style:style style:name="T37" style:family="text">
      <style:text-properties fo:color="#000000" loext:opacity="100%" style:font-name="Arial1" fo:font-size="11pt" fo:letter-spacing="normal" fo:language="fr" fo:country="CA" style:text-underline-style="none" fo:font-weight="normal" officeooo:rsid="0010c940" fo:background-color="transparent" loext:char-shading-value="0" style:font-name-asian="Times New Roman1" style:font-size-asian="11pt" style:font-weight-asian="normal" style:font-name-complex="Times New Roman1" style:font-size-complex="11pt" style:font-weight-complex="normal"/>
    </style:style>
    <style:style style:name="T38" style:family="text">
      <style:text-properties fo:color="#000000" loext:opacity="100%" style:font-name="Arial1" fo:font-size="11pt" fo:letter-spacing="normal" fo:language="fr" fo:country="CA" style:text-underline-style="none" fo:font-weight="normal" officeooo:rsid="000d3cbd" fo:background-color="transparent" loext:char-shading-value="0" style:font-name-asian="Times New Roman1" style:font-size-asian="11pt" style:font-weight-asian="normal" style:font-name-complex="Times New Roman1" style:font-size-complex="11pt" style:font-weight-complex="normal"/>
    </style:style>
    <style:style style:name="T39" style:family="text">
      <style:text-properties fo:color="#000000" loext:opacity="100%" style:font-name="Arial1" fo:font-size="11pt" fo:letter-spacing="normal" fo:language="fr" fo:country="CA" style:text-underline-style="none" fo:font-weight="normal" officeooo:rsid="001a9bd6" fo:background-color="transparent" loext:char-shading-value="0" style:font-name-asian="Times New Roman1" style:font-size-asian="11pt" style:font-weight-asian="normal" style:font-name-complex="Times New Roman1" style:font-size-complex="11pt" style:font-weight-complex="normal"/>
    </style:style>
    <style:style style:name="T40" style:family="text">
      <style:text-properties fo:color="#000000" loext:opacity="100%" style:font-name="Arial1" fo:font-size="11pt" fo:letter-spacing="normal" fo:language="fr" fo:country="CA" style:text-underline-style="none" fo:font-weight="normal" officeooo:rsid="001b9e8b" fo:background-color="transparent" loext:char-shading-value="0" style:font-name-asian="Times New Roman1" style:font-size-asian="11pt" style:font-weight-asian="normal" style:font-name-complex="Times New Roman1" style:font-size-complex="11pt" style:font-weight-complex="normal"/>
    </style:style>
    <style:style style:name="T41" style:family="text">
      <style:text-properties fo:color="#000000" loext:opacity="100%" style:font-name="Arial1" fo:font-size="11pt" fo:letter-spacing="normal" fo:language="fr" fo:country="CA" style:text-underline-style="none" fo:font-weight="normal" officeooo:rsid="0018cf9f" fo:background-color="transparent" loext:char-shading-value="0" style:font-name-asian="Times New Roman1" style:font-size-asian="11pt" style:font-weight-asian="normal" style:font-name-complex="Times New Roman1" style:font-size-complex="11pt" style:font-weight-complex="normal"/>
    </style:style>
    <style:style style:name="T42" style:family="text">
      <style:text-properties fo:color="#000000" loext:opacity="100%" style:font-name="Arial1" fo:font-size="11pt" fo:letter-spacing="normal" fo:language="fr" fo:country="CA" style:text-underline-style="none" fo:font-weight="normal" officeooo:rsid="001d66d8" fo:background-color="transparent" loext:char-shading-value="0" style:font-name-asian="Times New Roman1" style:font-size-asian="11pt" style:font-weight-asian="normal" style:font-name-complex="Times New Roman1" style:font-size-complex="11pt" style:font-weight-complex="normal"/>
    </style:style>
    <style:style style:name="T43" style:family="text">
      <style:text-properties fo:color="#000000" loext:opacity="100%" style:font-name="Arial1" fo:font-size="11pt" fo:letter-spacing="normal" fo:language="fr" fo:country="CA" style:text-underline-style="none" fo:font-weight="normal" officeooo:rsid="001afffe" fo:background-color="transparent" loext:char-shading-value="0" style:font-name-asian="Times New Roman1" style:font-size-asian="11pt" style:font-weight-asian="normal" style:font-name-complex="Times New Roman1" style:font-size-complex="11pt" style:font-weight-complex="normal"/>
    </style:style>
    <style:style style:name="T44" style:family="text">
      <style:text-properties fo:color="#000000" loext:opacity="100%" style:font-name="Arial1" fo:font-size="11pt" fo:letter-spacing="normal" fo:language="fr" fo:country="CA" style:text-underline-style="none" fo:font-weight="normal" officeooo:rsid="001ea6b6" fo:background-color="transparent" loext:char-shading-value="0" style:font-name-asian="Times New Roman1" style:font-size-asian="11pt" style:font-weight-asian="normal" style:font-name-complex="Times New Roman1" style:font-size-complex="11pt" style:font-weight-complex="normal"/>
    </style:style>
    <style:style style:name="T45" style:family="text">
      <style:text-properties fo:color="#000000" loext:opacity="100%" style:font-name="Arial1" fo:font-size="11pt" fo:letter-spacing="normal" fo:language="fr" fo:country="CA" style:text-underline-style="none" fo:font-weight="normal" officeooo:rsid="00222af0" fo:background-color="transparent" loext:char-shading-value="0" style:font-name-asian="Times New Roman1" style:font-size-asian="11pt" style:font-weight-asian="normal" style:font-name-complex="Times New Roman1" style:font-size-complex="11pt" style:font-weight-complex="normal"/>
    </style:style>
    <style:style style:name="T46" style:family="text">
      <style:text-properties fo:color="#000000" loext:opacity="100%" style:font-name="Arial1" fo:font-size="11pt" fo:letter-spacing="normal" fo:language="fr" fo:country="CA" style:text-underline-style="none" fo:font-weight="normal" officeooo:rsid="001e4322" fo:background-color="transparent" loext:char-shading-value="0" style:font-name-asian="Times New Roman1" style:font-size-asian="11pt" style:font-weight-asian="normal" style:font-name-complex="Times New Roman1" style:font-size-complex="11pt" style:font-weight-complex="normal"/>
    </style:style>
    <style:style style:name="T47" style:family="text">
      <style:text-properties fo:color="#000000" loext:opacity="100%" style:font-name="Arial1" fo:font-size="11pt" fo:letter-spacing="normal" fo:language="fr" fo:country="CA" style:text-underline-style="none" fo:font-weight="normal" officeooo:rsid="003290f5" fo:background-color="transparent" loext:char-shading-value="0" style:font-name-asian="Times New Roman1" style:font-size-asian="11pt" style:font-weight-asian="normal" style:font-name-complex="Times New Roman1" style:font-size-complex="11pt" style:font-weight-complex="normal"/>
    </style:style>
    <style:style style:name="T48" style:family="text">
      <style:text-properties fo:color="#000000" loext:opacity="100%" style:font-name="Arial1" fo:font-size="11pt" fo:letter-spacing="normal" fo:language="fr" fo:country="CA" style:text-underline-style="none" fo:font-weight="normal" officeooo:rsid="003fec72" fo:background-color="transparent" loext:char-shading-value="0" style:font-name-asian="Times New Roman1" style:font-size-asian="11pt" style:font-weight-asian="normal" style:font-name-complex="Times New Roman1" style:font-size-complex="11pt" style:font-weight-complex="normal"/>
    </style:style>
    <style:style style:name="T49" style:family="text">
      <style:text-properties fo:color="#000000" loext:opacity="100%" style:font-name="Arial1" fo:font-size="11pt" fo:letter-spacing="normal" fo:language="fr" fo:country="CA" style:text-underline-style="none" fo:font-weight="normal" officeooo:rsid="001a9999"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0" style:family="text">
      <style:text-properties fo:color="#000000" loext:opacity="100%" style:font-name="Arial1" fo:font-size="11pt" fo:letter-spacing="normal" fo:language="fr" fo:country="CA" style:text-underline-style="none" fo:font-weight="normal" officeooo:rsid="001adcec"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1" style:family="text">
      <style:text-properties fo:color="#000000" loext:opacity="100%" style:font-name="Arial1" fo:font-size="11pt" fo:letter-spacing="normal" fo:language="fr" fo:country="CA" style:text-underline-style="none" fo:font-weight="normal" officeooo:rsid="001f5255"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2" style:family="text">
      <style:text-properties fo:color="#000000" loext:opacity="100%" style:font-name="Arial1" fo:font-size="11pt" fo:letter-spacing="normal" fo:language="fr" fo:country="CA" style:text-underline-style="none" fo:font-weight="normal" officeooo:rsid="001be4d0"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3" style:family="text">
      <style:text-properties fo:color="#000000" loext:opacity="100%" style:font-name="Arial1" fo:font-size="11pt" fo:letter-spacing="normal" fo:language="fr" fo:country="CA" style:text-underline-style="none" fo:font-weight="normal" officeooo:rsid="001d9d0e"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4" style:family="text">
      <style:text-properties fo:color="#000000" loext:opacity="100%" style:font-name="Arial1" fo:font-size="11pt" fo:letter-spacing="normal" fo:language="fr" fo:country="FR" style:text-underline-style="none" fo:font-weight="normal" officeooo:rsid="0029124a"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5" style:family="text">
      <style:text-properties fo:color="#000000" loext:opacity="100%" style:font-name="Arial1" fo:font-size="11pt" fo:letter-spacing="normal" fo:language="fr" fo:country="FR" style:text-underline-style="none" fo:font-weight="normal" officeooo:rsid="0025c5fb"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6" style:family="text">
      <style:text-properties fo:color="#000000" loext:opacity="100%" style:font-name="Arial1" fo:font-size="11pt" fo:letter-spacing="normal" fo:language="fr" fo:country="FR" style:text-underline-style="none" fo:font-weight="normal" officeooo:rsid="001ea6b6"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7" style:family="text">
      <style:text-properties fo:color="#000000" loext:opacity="100%" style:font-name="Arial1" fo:font-size="11pt" fo:letter-spacing="normal" fo:language="fr" fo:country="FR" style:text-underline-style="none" fo:font-weight="normal" officeooo:rsid="001e4322"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8" style:family="text">
      <style:text-properties fo:color="#000000" loext:opacity="100%" style:font-name="Arial1" fo:font-size="11pt" fo:letter-spacing="normal" fo:language="fr" fo:country="FR" style:text-underline-style="none" fo:font-weight="normal" officeooo:rsid="00143c45"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59" style:family="text">
      <style:text-properties fo:color="#000000" loext:opacity="100%" style:font-name="Arial1" fo:font-size="11pt" fo:letter-spacing="normal" fo:language="fr" fo:country="FR" style:text-underline-style="none" fo:font-weight="normal" officeooo:rsid="0015233f"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60" style:family="text">
      <style:text-properties fo:color="#000000" loext:opacity="100%" style:font-name="Arial1" fo:font-size="11pt" fo:letter-spacing="normal" fo:language="fr" fo:country="FR" style:text-underline-style="none" fo:font-weight="normal" officeooo:rsid="00310da3"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61" style:family="text">
      <style:text-properties fo:color="#000000" loext:opacity="100%" style:font-name="Arial1" fo:font-size="11pt" fo:letter-spacing="normal" fo:language="fr" fo:country="FR" style:text-underline-style="none" fo:font-weight="normal" officeooo:rsid="003fec72" style:letter-kerning="true" fo:background-color="transparent" loext:char-shading-value="0" style:font-name-asian="Times New Roman1" style:font-size-asian="11pt" style:language-asian="zh" style:country-asian="CN" style:font-weight-asian="normal" style:font-name-complex="Times New Roman1" style:font-size-complex="11pt" style:language-complex="hi" style:country-complex="IN" style:font-weight-complex="normal"/>
    </style:style>
    <style:style style:name="T62" style:family="text">
      <style:text-properties fo:color="#000000" loext:opacity="100%" style:font-name="Arial1" fo:font-size="11pt" fo:letter-spacing="normal" fo:language="fr" fo:country="FR" style:text-underline-style="none" fo:font-weight="normal" officeooo:rsid="0025c5fb"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3" style:family="text">
      <style:text-properties fo:color="#000000" loext:opacity="100%" style:font-name="Arial1" fo:font-size="11pt" fo:letter-spacing="normal" fo:language="fr" fo:country="FR" style:text-underline-style="none" fo:font-weight="normal" officeooo:rsid="00143c45" fo:background-color="transparent" loext:char-shading-value="0" style:font-name-asian="Times New Roman1" style:font-size-asian="11pt" style:font-weight-asian="normal" style:font-name-complex="Times New Roman1" style:font-size-complex="11pt" style:font-weight-complex="normal"/>
    </style:style>
    <style:style style:name="T64" style:family="text">
      <style:text-properties fo:color="#000000" loext:opacity="100%" style:font-name="Arial1" fo:font-size="11pt" fo:letter-spacing="normal" fo:language="fr" fo:country="FR" style:text-underline-style="none" fo:font-weight="normal" officeooo:rsid="001e4322" fo:background-color="transparent" loext:char-shading-value="0" style:font-name-asian="Times New Roman1" style:font-size-asian="11pt" style:font-weight-asian="normal" style:font-name-complex="Times New Roman1" style:font-size-complex="11pt" style:font-weight-complex="normal"/>
    </style:style>
    <style:style style:name="T65" style:family="text">
      <style:text-properties fo:color="#000000" loext:opacity="100%" fo:letter-spacing="normal" officeooo:rsid="000cab96" fo:background-color="transparent" loext:char-shading-value="0" style:font-name-asian="Times New Roman1" style:font-name-complex="Times New Roman1"/>
    </style:style>
    <style:style style:name="T66" style:family="text">
      <style:text-properties fo:color="#000000" loext:opacity="100%" fo:letter-spacing="normal" officeooo:rsid="000c3853" fo:background-color="transparent" loext:char-shading-value="0" style:font-name-asian="Times New Roman1" style:font-name-complex="Times New Roman1"/>
    </style:style>
    <style:style style:name="T67" style:family="text">
      <style:text-properties fo:color="#000000" loext:opacity="100%" fo:letter-spacing="normal" officeooo:rsid="000951ad" fo:background-color="transparent" loext:char-shading-value="0" style:font-name-asian="Times New Roman1" style:font-name-complex="Times New Roman1"/>
    </style:style>
    <style:style style:name="T68" style:family="text">
      <style:text-properties fo:color="#000000" loext:opacity="100%" fo:letter-spacing="normal" fo:font-weight="bold" fo:background-color="transparent" loext:char-shading-value="0" style:font-name-asian="Times New Roman1" style:font-weight-asian="bold" style:font-name-complex="Times New Roman1" style:font-weight-complex="bold"/>
    </style:style>
    <style:style style:name="T69" style:family="text">
      <style:text-properties fo:color="#000000" loext:opacity="100%" fo:letter-spacing="normal" fo:language="fr" fo:country="CA" style:text-underline-style="none" fo:font-weight="normal"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70" style:family="text">
      <style:text-properties fo:color="#000000" loext:opacity="100%" fo:letter-spacing="normal" fo:language="fr" fo:country="CA" style:text-underline-style="none" fo:font-weight="normal" officeooo:rsid="0028e409"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71" style:family="text">
      <style:text-properties fo:color="#000000" loext:opacity="100%" fo:letter-spacing="normal" fo:language="fr" fo:country="CA" style:text-underline-style="none" fo:font-weight="normal" officeooo:rsid="001a9999"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72" style:family="text">
      <style:text-properties fo:color="#000000" loext:opacity="100%" fo:letter-spacing="normal" fo:language="fr" fo:country="CA" style:text-underline-style="none" fo:font-weight="normal" officeooo:rsid="001d9d0e"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73" style:family="text">
      <style:text-properties fo:color="#000000" loext:opacity="100%" fo:letter-spacing="normal" fo:language="fr" fo:country="CA" officeooo:rsid="003a0f55" fo:background-color="transparent" loext:char-shading-value="0" style:font-name-asian="Times New Roman1" style:font-name-complex="Times New Roman1"/>
    </style:style>
    <style:style style:name="T74" style:family="text">
      <style:text-properties fo:color="#000000" loext:opacity="100%" fo:letter-spacing="normal" fo:language="fr" fo:country="CA" officeooo:rsid="001a9999" fo:background-color="transparent" loext:char-shading-value="0" style:font-name-asian="Times New Roman1" style:font-name-complex="Times New Roman1"/>
    </style:style>
    <style:style style:name="T75" style:family="text">
      <style:text-properties fo:color="#000000" loext:opacity="100%" fo:language="en" fo:country="US" fo:font-weight="normal" style:letter-kerning="true" style:font-name-asian="NSimSun" style:language-asian="zh" style:country-asian="CN" style:font-weight-asian="normal" style:font-name-complex="Arial1" style:language-complex="hi" style:country-complex="IN" style:font-weight-complex="normal"/>
    </style:style>
    <style:style style:name="T76" style:family="text">
      <style:text-properties fo:color="#000000" loext:opacity="100%" fo:language="en" fo:country="US" fo:font-weight="normal" officeooo:rsid="0025c5fb" style:letter-kerning="true" style:font-name-asian="NSimSun" style:language-asian="zh" style:country-asian="CN" style:font-weight-asian="normal" style:font-name-complex="Arial1" style:language-complex="hi" style:country-complex="IN" style:font-weight-complex="normal"/>
    </style:style>
    <style:style style:name="T77" style:family="text">
      <style:text-properties style:use-window-font-color="true" loext:opacity="0%" style:font-name="Arial1" fo:font-size="11pt" fo:language="fr" fo:country="CA" officeooo:rsid="001d0a51" style:font-name-asian="Times New Roman" style:font-size-asian="11pt" style:language-asian="zh" style:country-asian="CN" style:font-name-complex="Arial1" style:font-size-complex="11pt" style:language-complex="ar" style:country-complex="SA"/>
    </style:style>
    <style:style style:name="T78" style:family="text">
      <style:text-properties style:use-window-font-color="true" loext:opacity="0%" style:font-name="Arial1" fo:font-size="11pt" fo:language="fr" fo:country="CA" officeooo:rsid="0021d7bd" style:font-name-asian="Times New Roman" style:font-size-asian="11pt" style:language-asian="zh" style:country-asian="CN" style:font-name-complex="Arial1" style:font-size-complex="11pt" style:language-complex="ar" style:country-complex="SA"/>
    </style:style>
    <style:style style:name="T79" style:family="text">
      <style:text-properties style:use-window-font-color="true" loext:opacity="0%" style:font-name="Arial1" fo:font-size="11pt" fo:language="fr" fo:country="CA" officeooo:rsid="002b114d" style:font-name-asian="Times New Roman" style:font-size-asian="11pt" style:language-asian="zh" style:country-asian="CN" style:font-name-complex="Arial1" style:font-size-complex="11pt" style:language-complex="ar" style:country-complex="SA"/>
    </style:style>
    <style:style style:name="T80" style:family="text">
      <style:text-properties style:use-window-font-color="true" loext:opacity="0%" style:font-name="Arial1" fo:font-size="11pt" fo:language="fr" fo:country="CA" officeooo:rsid="00195273" style:font-name-asian="Times New Roman" style:font-size-asian="11pt" style:language-asian="zh" style:country-asian="CN" style:font-name-complex="Arial1" style:font-size-complex="11pt" style:language-complex="ar" style:country-complex="SA"/>
    </style:style>
    <style:style style:name="T81" style:family="text">
      <style:text-properties style:use-window-font-color="true" loext:opacity="0%" style:font-name="Arial1" fo:font-size="11pt" fo:language="fr" fo:country="CA" fo:font-weight="normal"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82" style:family="text">
      <style:text-properties style:use-window-font-color="true" loext:opacity="0%" style:font-name="Arial1" fo:font-size="11pt" fo:language="fr" fo:country="CA" fo:font-weight="normal" officeooo:rsid="00222af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83" style:family="text">
      <style:text-properties style:use-window-font-color="true" loext:opacity="0%" style:font-name="Arial1" fo:font-size="11pt" fo:language="fr" fo:country="CA" fo:font-weight="normal" officeooo:rsid="00232807"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84" style:family="text">
      <style:text-properties style:use-window-font-color="true" loext:opacity="0%" style:font-name="Arial1" fo:font-size="11pt" fo:language="fr" fo:country="CA" fo:font-weight="normal" officeooo:rsid="003290f5"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85" style:family="text">
      <style:text-properties style:use-window-font-color="true" loext:opacity="0%" style:font-name="Arial1" fo:font-size="11pt" fo:language="fr" fo:country="CA" fo:font-weight="normal" officeooo:rsid="003a48c6"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T86" style:family="text">
      <style:text-properties style:use-window-font-color="true" loext:opacity="0%" style:letter-kerning="true" style:font-name-asian="NSimSun" style:language-asian="zh" style:country-asian="CN" style:font-name-complex="Arial2" style:language-complex="hi" style:country-complex="IN"/>
    </style:style>
    <style:style style:name="T87" style:family="text">
      <style:text-properties style:use-window-font-color="true" loext:opacity="0%" officeooo:rsid="00257498" style:letter-kerning="true" style:font-name-asian="NSimSun" style:language-asian="zh" style:country-asian="CN" style:font-name-complex="Arial2" style:language-complex="hi" style:country-complex="IN"/>
    </style:style>
    <style:style style:name="T88" style:family="text">
      <style:text-properties style:use-window-font-color="true" loext:opacity="0%" officeooo:rsid="0016043a" style:letter-kerning="true" style:font-name-asian="NSimSun" style:language-asian="zh" style:country-asian="CN" style:font-name-complex="Arial2" style:language-complex="hi" style:country-complex="IN"/>
    </style:style>
    <style:style style:name="T89" style:family="text">
      <style:text-properties style:use-window-font-color="true" loext:opacity="0%" officeooo:rsid="00143c45" style:letter-kerning="true" style:font-name-asian="NSimSun" style:language-asian="zh" style:country-asian="CN" style:font-name-complex="Arial2" style:language-complex="hi" style:country-complex="IN"/>
    </style:style>
    <style:style style:name="T90" style:family="text">
      <style:text-properties style:use-window-font-color="true" loext:opacity="0%" fo:language="fr" fo:country="CA" officeooo:rsid="002366cf" style:font-name-asian="Times New Roman" style:language-asian="zh" style:country-asian="CN" style:language-complex="ar" style:country-complex="SA"/>
    </style:style>
    <style:style style:name="T91" style:family="text">
      <style:text-properties style:use-window-font-color="true" loext:opacity="0%" fo:language="fr" fo:country="CA" officeooo:rsid="002635a6" style:font-name-asian="Times New Roman" style:language-asian="zh" style:country-asian="CN" style:language-complex="ar" style:country-complex="SA"/>
    </style:style>
    <style:style style:name="T92" style:family="text">
      <style:text-properties style:use-window-font-color="true" loext:opacity="0%" fo:language="fr" fo:country="CA" officeooo:rsid="00195273" style:font-name-asian="Times New Roman" style:language-asian="zh" style:country-asian="CN" style:language-complex="ar" style:country-complex="SA"/>
    </style:style>
    <style:style style:name="T93" style:family="text">
      <style:text-properties style:use-window-font-color="true" loext:opacity="0%" style:text-position="super 58%" style:font-name="Arial1" fo:font-size="11pt" fo:language="fr" fo:country="CA" fo:font-weight="normal"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94" style:family="text">
      <style:text-properties style:text-position="super 58%" style:font-name="Arial1" fo:font-size="11pt" fo:font-weight="bold" style:font-size-asian="11pt" style:font-weight-asian="bold" style:font-name-complex="Arial1" style:font-size-complex="11pt"/>
    </style:style>
    <style:style style:name="T95" style:family="text">
      <style:text-properties style:text-position="super 58%" officeooo:rsid="00195273"/>
    </style:style>
    <style:style style:name="T96" style:family="text">
      <style:text-properties officeooo:rsid="00085902"/>
    </style:style>
    <style:style style:name="T97" style:family="text">
      <style:text-properties fo:font-size="12pt" fo:language="fr" fo:country="CA" style:font-size-asian="12pt" style:font-size-complex="12pt"/>
    </style:style>
    <style:style style:name="T98" style:family="text">
      <style:text-properties fo:font-size="12pt" style:font-size-asian="12pt" style:font-size-complex="12pt"/>
    </style:style>
    <style:style style:name="T99" style:family="text">
      <style:text-properties fo:font-size="12pt" officeooo:rsid="00441a84" style:font-size-asian="12pt" style:font-size-complex="12pt"/>
    </style:style>
    <style:style style:name="T100" style:family="text">
      <style:text-properties officeooo:rsid="00136c43"/>
    </style:style>
    <style:style style:name="T101" style:family="text">
      <style:text-properties officeooo:rsid="00195273"/>
    </style:style>
    <style:style style:name="T102" style:family="text">
      <style:text-properties fo:language="en" fo:country="US" officeooo:rsid="00195273"/>
    </style:style>
    <style:style style:name="T103" style:family="text">
      <style:text-properties fo:language="en" fo:country="US" officeooo:rsid="0005d44c"/>
    </style:style>
    <style:style style:name="T104" style:family="text">
      <style:text-properties officeooo:rsid="000edf02"/>
    </style:style>
    <style:style style:name="T105" style:family="text">
      <style:text-properties style:language-asian="zh" style:country-asian="CN" style:language-complex="ar" style:country-complex="SA"/>
    </style:style>
    <style:style style:name="T106" style:family="text">
      <style:text-properties fo:language="fr" fo:country="FR" fo:font-weight="normal" officeooo:rsid="001e4322" style:letter-kerning="true" style:language-asian="zh" style:country-asian="CN" style:font-weight-asian="normal" style:language-complex="hi" style:country-complex="IN" style:font-weight-complex="normal"/>
    </style:style>
    <style:style style:name="T107" style:family="text">
      <style:text-properties fo:language="fr" fo:country="FR" fo:font-weight="normal" officeooo:rsid="001ea6b6" style:letter-kerning="true" style:language-asian="zh" style:country-asian="CN" style:font-weight-asian="normal" style:language-complex="hi" style:country-complex="IN" style:font-weight-complex="normal"/>
    </style:style>
    <style:style style:name="T108" style:family="text">
      <style:text-properties fo:language="fr" fo:country="FR" fo:font-weight="normal" officeooo:rsid="00279b5f" style:letter-kerning="true" style:language-asian="zh" style:country-asian="CN" style:font-weight-asian="normal" style:language-complex="hi" style:country-complex="IN" style:font-weight-complex="normal"/>
    </style:style>
    <style:style style:name="T109" style:family="text">
      <style:text-properties fo:language="fr" fo:country="FR" fo:font-weight="normal" officeooo:rsid="0028e409" style:letter-kerning="true" style:language-asian="zh" style:country-asian="CN" style:font-weight-asian="normal" style:language-complex="hi" style:country-complex="IN" style:font-weight-complex="normal"/>
    </style:style>
    <style:style style:name="T110" style:family="text">
      <style:text-properties fo:language="fr" fo:country="FR" fo:font-weight="normal" officeooo:rsid="003fec72" style:letter-kerning="true" style:language-asian="zh" style:country-asian="CN" style:font-weight-asian="normal" style:language-complex="hi" style:country-complex="IN" style:font-weight-complex="normal"/>
    </style:style>
    <style:style style:name="T111" style:family="text">
      <style:text-properties officeooo:rsid="00143c45"/>
    </style:style>
    <style:style style:name="T112" style:family="text">
      <style:text-properties officeooo:rsid="001ffe47"/>
    </style:style>
    <style:style style:name="T113" style:family="text">
      <style:text-properties officeooo:rsid="000d3cbd"/>
    </style:style>
    <style:style style:name="T114" style:family="text">
      <style:text-properties officeooo:rsid="00232807"/>
    </style:style>
    <style:style style:name="T115" style:family="text">
      <style:text-properties officeooo:rsid="00246a27"/>
    </style:style>
    <style:style style:name="T116" style:family="text">
      <style:text-properties fo:font-weight="normal" style:font-weight-asian="normal" style:font-weight-complex="normal"/>
    </style:style>
    <style:style style:name="T117" style:family="text">
      <style:text-properties fo:font-weight="normal" officeooo:rsid="003a48c6" style:font-weight-asian="normal" style:font-weight-complex="normal"/>
    </style:style>
    <style:style style:name="T118" style:family="text">
      <style:text-properties officeooo:rsid="002f1675"/>
    </style:style>
    <style:style style:name="T119" style:family="text">
      <style:text-properties fo:letter-spacing="normal" style:text-underline-style="none" style:font-weight-asian="normal" style:font-weight-complex="normal"/>
    </style:style>
    <style:style style:name="T120" style:family="text">
      <style:text-properties fo:letter-spacing="normal" style:text-underline-style="none" style:letter-kerning="true" style:font-weight-asian="normal" style:font-weight-complex="normal"/>
    </style:style>
    <style:style style:name="T121" style:family="text">
      <style:text-properties officeooo:rsid="003290f5"/>
    </style:style>
    <style:style style:name="T122" style:family="text">
      <style:text-properties style:letter-kerning="true" style:font-weight-asian="normal" style:font-weight-complex="normal"/>
    </style:style>
    <style:style style:name="T123" style:family="text">
      <style:text-properties officeooo:rsid="00441a84"/>
    </style:style>
    <style:style style:name="T124" style:family="text">
      <style:text-properties style:font-name="Arial1"/>
    </style:style>
    <style:style style:name="T125" style:family="text">
      <style:text-properties style:font-name="Arial1" fo:font-size="12pt" officeooo:rsid="00441a84" style:font-size-asian="12pt" style:font-size-complex="12pt"/>
    </style:style>
    <style:style style:name="T126" style:family="text">
      <style:text-properties style:font-name="Arial1" officeooo:rsid="00441a84"/>
    </style:style>
    <style:style style:name="T127" style:family="text">
      <style:text-properties style:font-name="Arial1" fo:font-size="11pt" style:font-size-asian="11pt" style:font-size-complex="11pt"/>
    </style:style>
    <text:list-style style:name="L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Strong_20_Emphasis" loext:num-list-format="PIÈCE P-%1%:   " style:num-prefix="PIÈCE P-" style:num-suffix=":   "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CANADA</text:p>
          </table:table-cell>
          <table:table-cell table:style-name="Table1.B1" office:value-type="string">
            <text:p text:style-name="P18">COUR SUPÉRIEURE</text:p>
            <text:p text:style-name="P4">(Chambre civile)</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3">PROVINCE DE QUÉBEC</text:p>
          </table:table-cell>
          <table:table-cell table:style-name="Table1.A1" office:value-type="string">
            <text:p text:style-name="P11"/>
          </table:table-cell>
        </table:table-row>
        <table:table-row table:style-name="Table1.1">
          <table:table-cell table:style-name="Table1.A1" office:value-type="string">
            <text:p text:style-name="P3">DISTRICT DE QUÉBEC</text:p>
            <text:p text:style-name="P3">NO:</text:p>
          </table:table-cell>
          <table:table-cell table:style-name="Table1.A1" office:value-type="string">
            <text:p text:style-name="P19">Vincent Dallaire</text:p>
            <text:p text:style-name="P15">Domicilié au...</text:p>
            <text:p text:style-name="P3"/>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3">Demandeur</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12">c.</text:p>
            <text:p text:style-name="P12"/>
          </table:table-cell>
        </table:table-row>
        <table:table-row table:style-name="Table1.9">
          <table:table-cell table:style-name="Table1.A1" office:value-type="string">
            <text:p text:style-name="P5"/>
          </table:table-cell>
          <table:table-cell table:style-name="Table1.A1" office:value-type="string">
            <text:p text:style-name="P52"><text:span text:style-name="Strong_20_Emphasis"><text:span text:style-name="T24">Procureur général du Québec</text:span></text:span></text:p>
            <text:p text:style-name="P54"><text:span text:style-name="Strong_20_Emphasis"><text:span text:style-name="T23">Ministère de la Justice du Québec<text:line-break/>Édifice Louis-Philippe-Pigeon<text:line-break/>1200, route de l'Église<text:line-break/>Québec (Québec) G1V 4M1</text:span></text:span></text:p>
            <text:p text:style-name="P54"><text:span text:style-name="Strong_20_Emphasis"><text:span text:style-name="T23"/></text:span></text:p>
            <text:p text:style-name="P42">Établissement de Détention de Québec <text:span text:style-name="T101">(ÉDQ)</text:span></text:p>
            <text:p text:style-name="P44">500, Rue de la Faune Québec QC G1G 5E4</text:p>
            <text:p text:style-name="P43"/>
            <text:p text:style-name="P29"><text:span text:style-name="T68">Jean-René Brousseau </text:span><text:span text:style-name="T65">(</text:span><text:span text:style-name="T66">Gardien à l’ÉDQ</text:span><text:span text:style-name="T65">) e</text:span><text:span text:style-name="T67">t </text:span><text:span text:style-name="T68">Pascal Lapierre </text:span><text:span text:style-name="T65">(</text:span><text:span text:style-name="T66">Gardien à l’ÉDQ</text:span><text:span text:style-name="T65">)</text:span></text:p>
            <text:p text:style-name="P45">500, Rue de la Faune Québec QC G1G 5E4</text:p>
            <text:p text:style-name="P45"/>
            <text:p text:style-name="P30"><text:span text:style-name="T19">Francis Blaney</text:span> (enqu<text:span text:style-name="T86">êteur à la Sûreté du Québec </text:span><text:span text:style-name="T87">matricule 12166</text:span><text:span text:style-name="T86">)</text:span></text:p>
            <text:p text:style-name="P47">Grand quartier général<text:line-break/>Direction des communications et des relations internationales<text:line-break/>1701, rue Parthenais<text:line-break/>Montréal (Québec) H2K 3S7</text:p>
            <text:p text:style-name="P47"/>
            <text:p text:style-name="P30"><text:span text:style-name="T19">Mat</text:span><text:span text:style-name="T20">t</text:span><text:span text:style-name="T19">hieu Rochette</text:span> (procureur aux poursuites criminelles et pénales)</text:p>
            <text:p text:style-name="P30"><text:span text:style-name="T75">300, </text:span><text:span text:style-name="T76">Boulevard </text:span><text:span text:style-name="T75">Jean-Lesage<text:line-break/>Québec QC G1K 8K6</text:span></text:p>
          </table:table-cell>
        </table:table-row>
        <table:table-row table:style-name="Table1.1">
          <table:table-cell table:style-name="Table1.A1" office:value-type="string">
            <text:p text:style-name="P40"/>
          </table:table-cell>
          <table:table-cell table:style-name="Table1.A1" office:value-type="string">
            <text:p text:style-name="P41"/>
          </table:table-cell>
        </table:table-row>
        <table:table-row table:style-name="Table1.1">
          <table:table-cell table:style-name="Table1.A1" office:value-type="string">
            <text:p text:style-name="P40"/>
          </table:table-cell>
          <table:table-cell table:style-name="Table1.A1" office:value-type="string">
            <text:p text:style-name="P13">Défendeurs</text:p>
          </table:table-cell>
        </table:table-row>
        <table:table-row table:style-name="Table1.1">
          <table:table-cell table:style-name="Table1.A1" office:value-type="string">
            <text:p text:style-name="P5"/>
          </table:table-cell>
          <table:table-cell table:style-name="Table1.A1" office:value-type="string">
            <text:p text:style-name="P14"/>
          </table:table-cell>
        </table:table-row>
      </table:table>
      <text:p text:style-name="P10"/>
      <text:p text:style-name="P10"/>
      <text:p text:style-name="P10"/>
      <text:p text:style-name="P10"/>
      <text:p text:style-name="P25"/>
      <text:p text:style-name="P25"><text:soft-page-break/>DEMANDE INTRODUCTIVE D’INSTANCE</text:p>
      <text:p text:style-name="P24"/>
      <text:p text:style-name="P50">AU SOUTIEN DE SA DEMANDE, LE DEMANDEUR EXPOSE CE QUI SUIT:</text:p>
      <text:p text:style-name="P6"/>
      <text:p text:style-name="P26">I-INTRODUCTION</text:p>
      <text:list xml:id="list2609747419" text:style-name="L1">
        <text:list-item>
          <text:p text:style-name="P62"><text:bookmark-start text:name="__RefNumPara__1246_2385420538"/><text:span text:style-name="T4">Le demandeur est Vincent Dallaire, un homme de 26 ans </text:span><text:span text:style-name="T5">qui </text:span><text:span text:style-name="T77">a fait de la prison du 18 août 2019 au 11 novembre 2019 à </text:span><text:span text:style-name="T80">l’Établissement de Détention de Québec</text:span><text:span text:style-name="T77">;</text:span><text:bookmark-end text:name="__RefNumPara__1246_2385420538"/></text:p>
        </text:list-item>
        <text:list-item>
          <text:p text:style-name="P62"><text:span text:style-name="T77">À </text:span><text:span text:style-name="T78">ce moment, il est</text:span><text:span text:style-name="T77"> accusé de plusieurs menaces </text:span><text:span text:style-name="T79">sur des membres du personnel de l’Université Laval</text:span><text:span text:style-name="T77"> et purge une peine de 90 jours pour un voie de fait causant des lésions et des menaces </text:span><text:span text:style-name="T80">datant de mai 2018</text:span><text:span text:style-name="T77">;</text:span></text:p>
        </text:list-item>
      </text:list>
      <text:p text:style-name="P26">II-LES FAITS</text:p>
      <text:p text:style-name="P22">A-Sur l’incarcération de M. Dallaire</text:p>
      <text:list xml:id="list193025273564893" text:continue-numbering="true" text:style-name="L1">
        <text:list-item>
          <text:p text:style-name="P67"><text:span text:style-name="T101">L’incarcération de M. Dallaire se passe relativement bien jusqu’au 1</text:span><text:span text:style-name="T95">er</text:span><text:span text:style-name="T101"> novembre 2019;</text:span></text:p>
        </text:list-item>
        <text:list-item>
          <text:p text:style-name="P68"><text:span text:style-name="T101">Cependant, tel que démontré par le plumitif de celui-ci e</text:span><text:span text:style-name="T118">n </text:span><text:span text:style-name="piece">P-</text:span><text:span text:style-name="piece"><text:span text:style-name="T121">1</text:span></text:span><text:span text:style-name="T101">, il subit environ 31 </text:span><text:span text:style-name="T92">‘</text:span><text:span text:style-name="T101">fouille</text:span><text:span text:style-name="T115">s </text:span><text:span text:style-name="T92">à nu’ durant ses 3 mois d’incarcératio</text:span><text:span text:style-name="T91">n</text:span><text:span text:style-name="T92"> </text:span><text:span text:style-name="T90">ce qui lui cause des dommages psychologiques incluant la plupart des dommages moraux mentionnés en section IV</text:span><text:span text:style-name="T92">;</text:span></text:p>
        </text:list-item>
        <text:list-item>
          <text:p text:style-name="P73">Ces fouilles sont faites systématiquement à chaque entrée et à chaque sortie de la prison donc 2 fouilles sont faites par passage à la cour et par absence temporaire;</text:p>
        </text:list-item>
        <text:list-item>
          <text:p text:style-name="P74">Ces fouilles dégradantes constituent des agressions à caractère sexuel et sont faites sous menaces de représailles graves comme des agressions physiques et psychologiques par les gardiens, de l’isolement, etc;</text:p>
        </text:list-item>
      </text:list>
      <text:p text:style-name="P53"><text:span text:style-name="T7">B</text:span><text:span text:style-name="T6">-Sur le 1</text:span><text:span text:style-name="T94">er</text:span><text:span text:style-name="T6"> novembre 2019</text:span></text:p>
      <text:list xml:id="list193024629881139" text:continue-numbering="true" text:style-name="L1">
        <text:list-item>
          <text:p text:style-name="P63"><text:span text:style-name="T47">Tel que démontré par </text:span><text:span text:style-name="T48">l’ordonnance d’évaluation en pi</text:span><text:span text:style-name="T34">èce </text:span><text:span text:style-name="piece"><text:span text:style-name="T119">P-2</text:span></text:span><text:span text:style-name="T47">, l</text:span><text:span text:style-name="T36">e </text:span><text:span text:style-name="T37">1er novembre 2019, </text:span><text:span text:style-name="T35">M. Dallaire</text:span><text:span text:style-name="T37"> fa</text:span><text:span text:style-name="T35">it</text:span><text:span text:style-name="T37"> une apparition à la cours où on </text:span><text:span text:style-name="T35">lui</text:span><text:span text:style-name="T37"> ordonne de subir une évaluation </text:span><text:span text:style-name="T38">psychiatrique sur </text:span><text:span text:style-name="T35">s</text:span><text:span text:style-name="T38">on aptitude à comparaître puisqu’</text:span><text:span text:style-name="T35">il </text:span><text:span text:style-name="T38">avai</text:span><text:span text:style-name="T35">t</text:span><text:span text:style-name="T38"> demandé à </text:span><text:span text:style-name="T35">Denis Richard, l’</text:span><text:span text:style-name="T38">avocat </text:span><text:span text:style-name="T35">qui le représentait </text:span><text:span text:style-name="T25">à ce moment, </text:span><text:span text:style-name="T38">de quitter le dossier;</text:span></text:p>
        </text:list-item>
      </text:list>
      <text:p text:style-name="P53"><text:span text:style-name="T7">C</text:span><text:span text:style-name="T6">-Sur le 7 novembre 2019 </text:span><text:span text:style-name="T8">et les événements qui suivent</text:span></text:p>
      <text:list xml:id="list193025331760973" text:continue-numbering="true" text:style-name="L1">
        <text:list-item>
          <text:p text:style-name="P63"><text:span text:style-name="T38">Le 7 novembre 2019, on appel </text:span><text:span text:style-name="T39">M. Dallaire,</text:span><text:span text:style-name="T38"> dans le secteur 13 gauche de </text:span><text:span text:style-name="T39">l’ÉDQ o</text:span><text:span text:style-name="T26">ù il est détenu à ce moment,</text:span><text:span text:style-name="T38"> pour aller à cette évaluation;</text:span></text:p>
        </text:list-item>
        <text:list-item>
          <text:p text:style-name="P63"><text:span text:style-name="T39">Tel que démontré par les rapports d’intervention des gardiens présents en pi</text:span><text:span text:style-name="T26">èce </text:span><text:span text:style-name="piece"><text:span text:style-name="T119">P-3</text:span></text:span><text:span text:style-name="T26">, </text:span><text:span text:style-name="T27">M</text:span><text:span text:style-name="T39">. Dallaire</text:span><text:span text:style-name="T38"> di</text:span><text:span text:style-name="T39">t</text:span><text:span text:style-name="T38"> aux gardiens qu’</text:span><text:span text:style-name="T39">il</text:span><text:span text:style-name="T38"> ne souhaite pas y aller </text:span><text:span text:style-name="T39">puis</text:span><text:span text:style-name="T38">que les fouilles à nu sont des agressions sexuelles, qu’</text:span><text:span text:style-name="T39">il</text:span><text:span text:style-name="T38"> devra en subir deux supplémentaires pour aller à cette évaluation </text:span><text:span text:style-name="T39">et puis</text:span><text:span text:style-name="T38">que les psychiatres veulent probablement </text:span><text:span text:style-name="T39">l</text:span><text:span text:style-name="T38">e droguer de force ou convaincre la cours qu’</text:span><text:span text:style-name="T39">il est</text:span><text:span text:style-name="T38"> inapte ce qui aurait eu comme impact de prolonger </text:span><text:span text:style-name="T39">s</text:span><text:span text:style-name="T38">a détention et d’augmenter les dommages sur </text:span><text:span text:style-name="T39">sa</text:span><text:span text:style-name="T38"> vie déjà profonds à ce moment;</text:span></text:p>
        </text:list-item>
        <text:list-item>
          <text:p text:style-name="P76">Le chef d’unité Jean-René Brousseau dit alors aux gardiens (environ 6 au total) que M. Dallaire est agité et qu’ils doivent le ramener en cellule en lui tordant le poignet;</text:p>
        </text:list-item>
        <text:list-item>
          <text:p text:style-name="P76">Une gardienne l’agrippent par le poignet et le pousse pour le diriger vers l’intérieur du secteur 13G et vers sa cellule numéro 24;</text:p>
        </text:list-item>
        <text:list-item>
          <text:p text:style-name="P76">Jean-René Brousseau lui crit dessus d’avancer et de faire exactement ce qu’il dit sinon il ira au trou;</text:p>
        </text:list-item>
        <text:list-item>
          <text:p text:style-name="P63"><text:soft-page-break/><text:span text:style-name="T40">Alors qu’ils arrivent </text:span><text:span text:style-name="T27">à la cellule 24, </text:span><text:span text:style-name="T28">deux gardiennes présentes font</text:span><text:span text:style-name="T27"> une fouille par palpation sur les vêtements à M. Dallaire;</text:span></text:p>
        </text:list-item>
        <text:list-item>
          <text:p text:style-name="P78">Pendant ce temps, Pascal Lapierre est dans la porte de la cellule et crit sur M. Dallaire que son temps sera difficile et Jean-René Brousseau retourne la cellule de M. Dallaire (24) pour trouver un ‘motif de fouille à nu’;</text:p>
        </text:list-item>
        <text:list-item>
          <text:p text:style-name="P78">Il tente de trouver ce motif parce qu’il est insulté que M. Dallaire dise que les fouilles à nu sont des agressions sexuelles et afin d’humilier M. Dallaire en lui forçant une de ses fouilles à la portée des oreilles des autres détenus qui sont alors enfermés dans les cellules voisines (seule la cellule 24 est ouverte et les autres détenus ne subissent pas de fouille);</text:p>
        </text:list-item>
        <text:list-item>
          <text:p text:style-name="P63"><text:span text:style-name="T27">Le ‘motif’ qu’il trouve est un bout de papier bleu sur lequel on trouve le mot hash avec des chiffres </text:span><text:span text:style-name="T28">tel que démontré par </text:span><text:span text:style-name="piece"><text:span text:style-name="T119">P-3</text:span></text:span><text:span text:style-name="T27">;</text:span></text:p>
        </text:list-item>
        <text:list-item>
          <text:p text:style-name="P78">Il demande à M. Dallaire d’aller au fond de la cellule et lui crit dessus de se déshabiller et de faire la ‘fouille à nu’ sinon il ira au trou;</text:p>
        </text:list-item>
        <text:list-item>
          <text:p text:style-name="P63"><text:span text:style-name="T28">Tel que démontré par </text:span><text:span text:style-name="piece"><text:span text:style-name="T119">P-3</text:span></text:span><text:span text:style-name="T28">, </text:span><text:span text:style-name="T27">M. Dallaire obtembère mais alors que Jean-René Brousseau lui demande d’écarter les fesses et de se pencher, Jean-René Brousseau se met à lui crier dessus de ‘faire la fouille à nu comme du monde’;</text:span></text:p>
        </text:list-item>
        <text:list-item>
          <text:p text:style-name="P63"><text:span text:style-name="T28">Tel que démontré par </text:span><text:span text:style-name="piece"><text:span text:style-name="T119">P-3</text:span></text:span><text:span text:style-name="T28">, a</text:span><text:span text:style-name="T27">lors que M. Dallaire est complètement nu, il se retourne pour asséner un coup de poing à Jean-René Brousseau qu’il atteint au visage avec peu de force;</text:span></text:p>
        </text:list-item>
        <text:list-item>
          <text:p text:style-name="P63"><text:span text:style-name="T27">Pascal Lapierre assène alors un coup de poing direct au visage de M. Dallaire qui lui cause un étourdissement et un saignement de nez </text:span><text:span text:style-name="T28">tel que démontré par le rapport de Francis Blaney en pièce </text:span><text:span text:style-name="piece"><text:span text:style-name="T119">P-4</text:span></text:span><text:span text:style-name="T28">, enquêteur à la Sûreté du Québec qui a enquêté sur cet événement</text:span><text:span text:style-name="T27">;</text:span></text:p>
        </text:list-item>
        <text:list-item>
          <text:p text:style-name="P63"><text:span text:style-name="T29">M. Dallaire</text:span><text:span text:style-name="T27"> se laisse tomber sur le lit de la cellule à la gauche et, alors qu’il est agenouillé sur le sol de la cellule à moitié couché sur le lit avec les deux bras maitrisés dans le dos par des gardiens, Pascal Lapierre lui assène environ 5 coups de poing sur l’oreille droite;</text:span></text:p>
        </text:list-item>
        <text:list-item>
          <text:p text:style-name="P63"><text:span text:style-name="T28">Cette agression causent des dommages énormes à M. Dallaire incluant un saignement de nez, deux yeux au beurre noir développés le lendemain, </text:span><text:span text:style-name="T30">une douleur au côté droit du visage qui demeurera environ 1 mois</text:span><text:span text:style-name="T28"> et des dommages psychologiques incluant la plupart des dommages moraux mentionnés en section IV;</text:span></text:p>
        </text:list-item>
        <text:list-item>
          <text:p text:style-name="P63"><text:span text:style-name="T41">Jean-René Brousseau </text:span><text:span text:style-name="T42">lui donne</text:span><text:span text:style-name="T41"> comme statut sécurité 5 </text:span><text:span text:style-name="T43">(S5) </text:span><text:span text:style-name="T41">ce qui signifie qu’</text:span><text:span text:style-name="T42">il</text:span><text:span text:style-name="T41"> passera 4 mois dans un secteur de réclusion en isolement 23h sur 24 </text:span><text:span text:style-name="T42">(avec l’heure qui reste dans le couloir);</text:span></text:p>
        </text:list-item>
        <text:list-item>
          <text:p text:style-name="P63"><text:span text:style-name="T41">Il fait envoyer </text:span><text:span text:style-name="T42">M. Dallaire </text:span><text:span text:style-name="T41">au trou où </text:span><text:span text:style-name="T42">il</text:span><text:span text:style-name="T41"> passe </text:span><text:span text:style-name="T42">une</text:span><text:span text:style-name="T41"> </text:span><text:span text:style-name="T42">nuit dans la cellule 7 sans caméra </text:span><text:span text:style-name="T28">à la demande de Jean-René Brousseau </text:span><text:span text:style-name="T31">tel que démontré par </text:span><text:span text:style-name="piece"><text:span text:style-name="T119">P-3</text:span></text:span><text:span text:style-name="T28">;</text:span><text:span text:style-name="T41"> </text:span></text:p>
        </text:list-item>
        <text:list-item>
          <text:p text:style-name="P63"><text:span text:style-name="T42">En allant au trou, </text:span><text:span text:style-name="T41">Pascal Lapierre dit </text:span><text:span text:style-name="T32">à </text:span><text:span text:style-name="T28">M. Dallaire </text:span><text:span text:style-name="T41">qu’il </text:span><text:span text:style-name="T42">l’</text:span><text:span text:style-name="T41">enverra dans un secteur plus difficile, après les 4 mois de trou, et que </text:span><text:span text:style-name="T42">s</text:span><text:span text:style-name="T41">on temps sera difficile en insinuant des voie de faits et des agressions sexuelles potentielles par les détenus de ce secteur;</text:span></text:p>
        </text:list-item>
        <text:list-item>
          <text:p text:style-name="P63"><text:span text:style-name="T41">Jean-René Brousseau vient voir </text:span><text:span text:style-name="T42">M. Dallaire</text:span><text:span text:style-name="T41"> au trou la même soirée </text:span><text:span text:style-name="T44">du 7 novembre </text:span><text:span text:style-name="T41">pour </text:span><text:span text:style-name="T42">lui</text:span><text:span text:style-name="T41"> donner un rapport de discipline </text:span><text:span text:style-name="T44">en pi</text:span><text:span text:style-name="T31">èce </text:span><text:span text:style-name="piece"><text:span text:style-name="T119">P-5</text:span></text:span><text:span text:style-name="T31">;</text:span></text:p>
        </text:list-item>
        <text:list-item>
          <text:p text:style-name="P77"><text:soft-page-break/>Il demande au gardien responsable du trou d’ouvrir la porte de la cellule ce que le gardien refuse;</text:p>
        </text:list-item>
        <text:list-item>
          <text:p text:style-name="P63"><text:span text:style-name="T41">Il s’agissait probablement d’une tentative d’envenimer la situation d’avantage afin de pousser </text:span><text:span text:style-name="T42">M. Dallaire </text:span><text:span text:style-name="T41">à commettre d’autres crimes </text:span><text:span text:style-name="T42">ou </text:span><text:span text:style-name="T41">de se retrouver seul avec </text:span><text:span text:style-name="T42">lui </text:span><text:span text:style-name="T41">et un gardien l’accompagnant afin de </text:span><text:span text:style-name="T42">l</text:span><text:span text:style-name="T41">e tabasser ou de </text:span><text:span text:style-name="T42">l</text:span><text:span text:style-name="T41">e violer;</text:span></text:p>
        </text:list-item>
        <text:list-item>
          <text:p text:style-name="P63"><text:span text:style-name="T42">Il</text:span><text:span text:style-name="T41"> dor</text:span><text:span text:style-name="T42">t</text:span><text:span text:style-name="T41"> au trou sur un matelas d’un pouce d’épais. </text:span><text:span text:style-name="T42">Celui-ci </text:span><text:span text:style-name="T41">donne l’apparence qu’il y a effectivement un matelas mais, en réalité, le matelas est si mince qu’</text:span><text:span text:style-name="T42">il dort</text:span><text:span text:style-name="T41"> quasiment directement sur le métal du lit;</text:span></text:p>
        </text:list-item>
        <text:list-item>
          <text:p text:style-name="P63"><text:span text:style-name="T42">Il </text:span><text:span text:style-name="T41">en développe des douleurs au dos insupportable</text:span><text:span text:style-name="T45">s</text:span><text:span text:style-name="T41">. Il s’agissait d’une façon de </text:span><text:span text:style-name="T42">l</text:span><text:span text:style-name="T41">e torturer physiquement par frustration sadique;</text:span></text:p>
        </text:list-item>
        <text:list-item>
          <text:p text:style-name="P63"><text:span text:style-name="T46">On le transf</text:span><text:span text:style-name="T33">ère en secteur de réclusion le lendemain au 8 novembre 2019 mais il s’agit d’un secteur équivalent au trou où M. Dallaire est en isolement 24h sur 24 sauf une heure dans le couloir;</text:span></text:p>
        </text:list-item>
        <text:list-item>
          <text:p text:style-name="P79">Dans ce nouveau secteur, il dort également sur un matelas d’un pouce d’épais et il n’y a toujours pas de caméra dans la cellule;</text:p>
        </text:list-item>
        <text:list-item>
          <text:p text:style-name="P63"><text:span text:style-name="T62">Francis Blaney, un enqu</text:span><text:span text:style-name="T55">êteur à la Sûreté du Québec, choisit de dépos</text:span><text:span text:style-name="T60">er</text:span><text:span text:style-name="T55"> des accusations au DPCP pour le voie de fait sur Jean-René Brousseau;</text:span></text:p>
        </text:list-item>
        <text:list-item>
          <text:p text:style-name="P63"><text:span text:style-name="T56">Tel que démontré en </text:span><text:span text:style-name="piece"><text:span text:style-name="T120">P-1</text:span></text:span><text:span text:style-name="T56">, </text:span><text:span text:style-name="T55">Matthieu Rochette, un procureur aux pousuites criminelles et pénales, décide de poursuivre ces accusations criminelles c</text:span><text:span text:style-name="T57">ontre M. Dallaire même s’il y a une plainte croisée et même s’il apperçoit M. Dallaire avec des blessures corporelles (yeux noirs) au palai de justice de Québec lors d’une comparution le 8 novembre 2019 </text:span><text:span text:style-name="T54">tel que démontré par </text:span><text:span text:style-name="T61">une vidéo de son apparition en</text:span><text:span text:style-name="T54"> </text:span><text:span text:style-name="piece"><text:span text:style-name="T120">P-6</text:span></text:span><text:span text:style-name="T55">;</text:span></text:p>
        </text:list-item>
        <text:list-item>
          <text:p text:style-name="P63"><text:span text:style-name="T55">L</text:span><text:span text:style-name="T57">e dépôt et la poursuite de ces accusations ont été très dommageables pour M. Dallaire qui en a subit la plupart des préjudices moraux mentionnés en section IV;</text:span></text:p>
        </text:list-item>
        <text:list-item>
          <text:p text:style-name="P89">Le 11 novembre 2019, il est tranféré à l’IUSMQ;</text:p>
        </text:list-item>
        <text:list-item>
          <text:p text:style-name="P63"><text:span text:style-name="T63">Le 20 décembre 2019, </text:span><text:span text:style-name="T64">il</text:span><text:span text:style-name="T63"> passe </text:span><text:span text:style-name="T58">à la cour pour </text:span><text:span text:style-name="T57">s</text:span><text:span text:style-name="T58">a libération sous condition;</text:span></text:p>
        </text:list-item>
        <text:list-item>
          <text:p text:style-name="P63"><text:span text:style-name="T56">Tel que démontré par </text:span><text:span text:style-name="T61">l’ordonnance de libération en</text:span><text:span text:style-name="T56"> </text:span><text:span text:style-name="piece"><text:span text:style-name="T120">P-7</text:span></text:span><text:span text:style-name="T56">, i</text:span><text:span text:style-name="T57">l</text:span><text:span text:style-name="T58"> </text:span><text:span text:style-name="T57">est</text:span><text:span text:style-name="T58"> libéré mais, entre-temps, les gardiens </text:span><text:span text:style-name="T57">l</text:span><text:span text:style-name="T58">e gardent au sous-sol du palai de justice de Québec dans une cellule avec des menottes attachées aux poignets et aux chevilles avec une chaine entre les deux;</text:span></text:p>
        </text:list-item>
        <text:list-item>
          <text:p text:style-name="P63"><text:span text:style-name="T57">Il</text:span><text:span text:style-name="T58"> porte ces menottes plusieurs heures alors qu’</text:span><text:span text:style-name="T57">il est</text:span><text:span text:style-name="T58"> en cellule parce ‘qu’</text:span><text:span text:style-name="T57">il</text:span><text:span text:style-name="T58"> </text:span><text:span text:style-name="T57">est</text:span><text:span text:style-name="T58"> S5 et qu’</text:span><text:span text:style-name="T57">il </text:span><text:span text:style-name="T58">frappe des gardiens’ selon les gardiens présents;</text:span></text:p>
        </text:list-item>
        <text:list-item>
          <text:p text:style-name="P63"><text:span text:style-name="T59">Ces menottes </text:span><text:span text:style-name="T57">lui cause</text:span><text:span text:style-name="T59"> des blessures qui sont demeurées plusieurs mois après </text:span><text:span text:style-name="T57">s</text:span><text:span text:style-name="T59">a libération. </text:span><text:span text:style-name="T57">Il </text:span><text:span text:style-name="T59">avai</text:span><text:span text:style-name="T57">t</text:span><text:span text:style-name="T59"> des lésions autours des chevilles et des poignets;</text:span></text:p>
        </text:list-item>
      </text:list>
      <text:p text:style-name="P46">D-Sur la plainte de M. Dallaire <text:span text:style-name="T105">à la Sûreté du Québec en 2020</text:span></text:p>
      <text:list xml:id="list193026210936983" text:continue-numbering="true" text:style-name="L1">
        <text:list-item>
          <text:p text:style-name="P85"><text:span text:style-name="T106">Tel que démontré par </text:span><text:span text:style-name="T110">sa plainte en</text:span><text:span text:style-name="T106"> </text:span><text:span text:style-name="piece"><text:span text:style-name="T122">P-8</text:span></text:span><text:span text:style-name="T106">, </text:span><text:span text:style-name="T107">l</text:span><text:span text:style-name="T108">e 6 août 2020, </text:span><text:span text:style-name="T106">M. Dallaire </text:span><text:span text:style-name="T108">porte plainte conçernant ces événements à Line Thibodeau et Dominic Morrier, des enquêteurs à la Sûreté du Québec;</text:span></text:p>
        </text:list-item>
        <text:list-item>
          <text:p text:style-name="P85"><text:span text:style-name="T106">S</text:span><text:span text:style-name="T108">a déclaration est utilisée afin de prouver le voie de fait sur Jean-René Brousseau plutôt que pour justifier une enquête;</text:span></text:p>
        </text:list-item>
        <text:list-item>
          <text:p text:style-name="P85"><text:soft-page-break/><text:span text:style-name="T109">Jean-René Brousseau semble d’ailleurs avoir un poste d’accès à l’information à l’ÉDQ </text:span><text:span text:style-name="T107">ce que M. Dallaire réalise </text:span><text:span text:style-name="T109">dans un message enregistré lors d’un appel à cette prison afin d’obtenir des renseignements;</text:span></text:p>
        </text:list-item>
        <text:list-item>
          <text:p text:style-name="P90">Ce message mentionne que le responsable Jean-René Brousseau est absent. Celui-ci pourrait tenter ou avoir tenté de manipuler ou d’effacer des éléments de preuve;</text:p>
        </text:list-item>
      </text:list>
      <text:p text:style-name="P34"><text:span text:style-name="T100">I</text:span><text:span text:style-name="T101">II</text:span>-LES ARTICLES DE LOI PERTINENTS</text:p>
      <text:list xml:id="list193026434042231" text:continue-numbering="true" text:style-name="L1">
        <text:list-item>
          <text:p text:style-name="P86">La charte des droits et libertés de la personne du Québec prévoit que</text:p>
        </text:list-item>
      </text:list>
      <text:list xml:id="list2801788405" text:style-name="L2">
        <text:list-item>
          <text:p text:style-name="P87">Tout être humain a droit à la vie, ainsi qu’à la sûreté, à l’intégrité et à la liberté de sa personne.</text:p>
        </text:list-item>
        <text:list-item>
          <text:p text:style-name="P87">Toute personne a droit à la sauvegarde de sa dignité, de son honneur et de sa réputation.</text:p>
        </text:list-item>
        <text:list-item>
          <text:p text:style-name="P69"><text:span text:style-name="T73">Nul ne peut être privé de sa liberté ou de ses droits, sauf pour les motifs prévus par la loi et suivant l</text:span><text:span text:style-name="T74">a </text:span><text:span text:style-name="T73">procédure prescrite.</text:span></text:p>
        </text:list-item>
        <text:list-item>
          <text:p text:style-name="P87">Nul ne peut faire l’objet de saisies, perquisitions ou fouilles abusives.</text:p>
        </text:list-item>
        <text:list-item>
          <text:p text:style-name="P69"><text:span text:style-name="T70">Toute personne arrêtée ou détenue doit être traitée avec humanité et avec le respect dû à la personn</text:span><text:span text:style-name="T71">e </text:span><text:span text:style-name="T70">humaine.</text:span></text:p>
        </text:list-item>
      </text:list>
      <text:list xml:id="list193025883282952" text:continue-list="list193026434042231" text:style-name="L1">
        <text:list-item>
          <text:p text:style-name="P80">En vertu de la charte des droits du Québec et en vertu de la loi internationale, une personne incarcérée conserve ses droits fondamentaux sauf ceux qui sont inhérents à son incarcération;</text:p>
        </text:list-item>
        <text:list-item>
          <text:p text:style-name="P64"><text:span text:style-name="T49">Ces dispositions de loi existent pour une raison. </text:span><text:span text:style-name="T50">Les personnes exerçants le pouvoir au Canada ne sont pas permises de se placer au dessus des lois par l’exercice d’une violence excessive. Une violence excessive fait craindre les victimes et empêche le bon fonctionnement de la <text:s/>démocratie canadienne;</text:span></text:p>
        </text:list-item>
        <text:list-item>
          <text:p text:style-name="P64"><text:span text:style-name="T50">Les personnes qui enfreignent ces dispositions de loi s’exposent elles-mêmes à des traitements similaires en tant que canadiens. C’est par l’exercice d’un pouvoir excessif et de la violence qui leur est </text:span><text:span text:style-name="T51">p</text:span><text:span text:style-name="T50">ermise </text:span><text:span text:style-name="T51">par des autorités corrompues</text:span><text:span text:style-name="T50"> que ces personnes parviennent à éviter de subir le même traitement;</text:span></text:p>
        </text:list-item>
        <text:list-item>
          <text:p text:style-name="P81">Les victimes sont nombreuses mais leurs accès restreint aux systèmes publiques et cette violence excessive ne leurs permet pas d’obliger le respect de leurs droits;</text:p>
        </text:list-item>
        <text:list-item>
          <text:p text:style-name="P64"><text:span text:style-name="T50">Le Canada est une démocratie. C’est la démocratie canadienne qui permet à ces personnes d’exercer pleinement leurs droits fondamentaux et d’avoir accès à des ressources. Ces personnes crachent au visage </text:span><text:span text:style-name="T52">des canadiens en exerçant un pouvoir et une violence excessive pour tenter de se placer au dessus des lois. Ils abusent de la peur et de la souffrance des victimes afin d’éviter de subir des traitements similaires à ceux qu’ils ont fait subir à leurs victimes dans l’exercice de leurs fonctions;</text:span></text:p>
        </text:list-item>
        <text:list-item>
          <text:p text:style-name="P82">Les personnes détenues ont droits à un traitement humain;</text:p>
        </text:list-item>
        <text:list-item>
          <text:p text:style-name="P64"><text:span text:style-name="T52">Le Code Criminel du Canada prévoit des sanctions jusqu’à plusieurs années pour un voie de fait à caractère sexuel. Hors, ce que les autorités </text:span><text:span text:style-name="T53">québécoises </text:span><text:span text:style-name="T52">appellent des fouilles à nu sont, en réalité, des voies de fait à caractère sexuel;</text:span></text:p>
        </text:list-item>
        <text:list-item>
          <text:p text:style-name="P64"><text:span text:style-name="T52">La façon de procéder des prisons fait que ces fouilles sont toujours faites sous contraintes. Des panneaux réglementaire</text:span><text:span text:style-name="T53">s</text:span><text:span text:style-name="T52"> sont placés dans les cubicules de fouilles pour indiquer aux personnes détenues qu’ils doivent subir la fouille sous peine de </text:span><text:soft-page-break/><text:span text:style-name="T52">représailles comme d’aller au trou. Les gardiens sont très violents. Ils agiront de façon menaçante de sorte à faire craindre la personne qu’ils fouille de se faire tabasser si elle n’obtempère pas;</text:span></text:p>
        </text:list-item>
        <text:list-item>
          <text:p text:style-name="P64"><text:span text:style-name="T52">Également, cette personne va craindre de se retrouver au trou pour subir de la violence physique et psychologique et où elle se retrouvera en situation de vulnérabilité extrême. Cette vulnérabilité et l’absence de </text:span><text:span text:style-name="T53">méthode réaliste pour tenir ces gardiens responsables de crimes potentiels fait que ces personnes craignent pour leur </text:span><text:span text:style-name="T51">vie</text:span><text:span text:style-name="T53">;</text:span></text:p>
        </text:list-item>
        <text:list-item>
          <text:p text:style-name="P83">Les fouilles à nu sont faites systématiquements à l’entrée et à la sortie des prisons. Ces fouilles enfreignent la charte des droits et libertés par leurs caractère dégradant. C’est pour une bonne raison qu’il s’agit d’un crime que de commettre des voies de fait. C’est parce qu’un voie de fait est un traitement qui peut faire craindre et qui peut engendrer des dommages. La nature répétitive, systématique et dégradante de ces fouilles fait qu’elles sont un traitement inhumain;</text:p>
        </text:list-item>
        <text:list-item>
          <text:p text:style-name="P64"><text:span text:style-name="T53">Les personnes détenues ont droit à la sécurité et à la vie. Ces personnes ont le droit de ne pas subir des </text:span><text:span text:style-name="T51">agressions </text:span><text:span text:style-name="T53">constamment pendant des mois ou des années. Pourtant, c’est de cette façon que les gardiens de prison agissent aujourd’hui envers elles;</text:span></text:p>
        </text:list-item>
      </text:list>
      <text:p text:style-name="P27"><text:span text:style-name="T102">I</text:span><text:span text:style-name="T103">V-LE</text:span><text:span text:style-name="T102">S</text:span><text:span text:style-name="T103"> PRÉJUDICE</text:span><text:span text:style-name="T102">S</text:span></text:p>
      <text:list xml:id="list193025797054608" text:continue-numbering="true" text:style-name="L1">
        <text:list-item>
          <text:p text:style-name="P71"><text:span text:style-name="T72">L</text:span><text:span text:style-name="T69">es préjudices se résument au tableau ci-dessous;</text:span></text:p>
        </text:list-item>
      </text:list>
      <table:table table:name="Table2" table:style-name="Table2">
        <table:table-column table:style-name="Table2.A"/>
        <table:table-column table:style-name="Table2.B"/>
        <table:table-row table:style-name="Table2.1">
          <table:table-cell table:style-name="Table2.A1" office:value-type="string">
            <text:p text:style-name="P55"><text:span text:style-name="T18">Dommage</text:span><text:span text:style-name="T21">s</text:span></text:p>
          </table:table-cell>
          <table:table-cell table:style-name="Table2.A1" office:value-type="string">
            <text:p text:style-name="P55"><text:span text:style-name="T18">Montant</text:span><text:span text:style-name="T22">s</text:span><text:span text:style-name="T18"> ($)</text:span></text:p>
          </table:table-cell>
        </table:table-row>
        <table:table-row table:style-name="Table2.1">
          <table:table-cell table:style-name="Table2.A1" office:value-type="string">
            <text:p text:style-name="P58">Moraux</text:p>
          </table:table-cell>
          <table:table-cell table:style-name="Table2.A1" office:value-type="string">
            <text:p text:style-name="P55"/>
          </table:table-cell>
        </table:table-row>
        <table:table-row table:style-name="Table2.1">
          <table:table-cell table:style-name="Table2.A1" office:value-type="string">
            <text:p text:style-name="P55">Atteinte à <text:span text:style-name="T112">la </text:span>dignité humaine</text:p>
          </table:table-cell>
          <table:table-cell table:style-name="Table2.A1" office:value-type="string">
            <text:p text:style-name="P56"><text:span text:style-name="T111">30</text:span> 000</text:p>
          </table:table-cell>
        </table:table-row>
        <table:table-row table:style-name="Table2.1">
          <table:table-cell table:style-name="Table2.A1" office:value-type="string">
            <text:p text:style-name="P55">Sentiment de peur, de honte et de dégoût</text:p>
          </table:table-cell>
          <table:table-cell table:style-name="Table2.A1" office:value-type="string">
            <text:p text:style-name="P56">10 000</text:p>
          </table:table-cell>
        </table:table-row>
        <table:table-row table:style-name="Table2.1">
          <table:table-cell table:style-name="Table2.A1" office:value-type="string">
            <text:p text:style-name="P55">Colère et rumination</text:p>
          </table:table-cell>
          <table:table-cell table:style-name="Table2.A1" office:value-type="string">
            <text:p text:style-name="P56">10 000</text:p>
          </table:table-cell>
        </table:table-row>
        <table:table-row table:style-name="Table2.1">
          <table:table-cell table:style-name="Table2.A1" office:value-type="string">
            <text:p text:style-name="P55">Perte de confiance envers les autorités</text:p>
          </table:table-cell>
          <table:table-cell table:style-name="Table2.A1" office:value-type="string">
            <text:p text:style-name="P56">10 000</text:p>
          </table:table-cell>
        </table:table-row>
        <table:table-row table:style-name="Table2.1">
          <table:table-cell table:style-name="Table2.A1" office:value-type="string">
            <text:p text:style-name="P55">Sentiment d’injustice</text:p>
          </table:table-cell>
          <table:table-cell table:style-name="Table2.A1" office:value-type="string">
            <text:p text:style-name="P56">10 000</text:p>
          </table:table-cell>
        </table:table-row>
        <table:table-row table:style-name="Table2.1">
          <table:table-cell table:style-name="Table2.A1" office:value-type="string">
            <text:p text:style-name="P55">Perte de jouissance de la vie</text:p>
          </table:table-cell>
          <table:table-cell table:style-name="Table2.A1" office:value-type="string">
            <text:p text:style-name="P56">10 000</text:p>
          </table:table-cell>
        </table:table-row>
        <table:table-row table:style-name="Table2.1">
          <table:table-cell table:style-name="Table2.A1" office:value-type="string">
            <text:p text:style-name="P59">Corporels</text:p>
          </table:table-cell>
          <table:table-cell table:style-name="Table2.A1" office:value-type="string">
            <text:p text:style-name="P56"/>
          </table:table-cell>
        </table:table-row>
        <table:table-row table:style-name="Table2.1">
          <table:table-cell table:style-name="Table2.A1" office:value-type="string">
            <text:p text:style-name="P61">Deux yeux au beurre noir développés le lendemain de l’événement du 7 novembre</text:p>
          </table:table-cell>
          <table:table-cell table:style-name="Table2.A1" office:value-type="string">
            <text:p text:style-name="P57"><text:span text:style-name="T104">10 </text:span>000</text:p>
          </table:table-cell>
        </table:table-row>
        <table:table-row table:style-name="Table2.1">
          <table:table-cell table:style-name="Table2.A1" office:value-type="string">
            <text:p text:style-name="P61">Nez qui saigne</text:p>
          </table:table-cell>
          <table:table-cell table:style-name="Table2.A1" office:value-type="string">
            <text:p text:style-name="P57"><text:span text:style-name="T111">5</text:span><text:span text:style-name="T104"> </text:span>000</text:p>
          </table:table-cell>
        </table:table-row>
        <table:table-row table:style-name="Table2.1">
          <table:table-cell table:style-name="Table2.A1" office:value-type="string">
            <text:p text:style-name="P61">Mal de dos d<text:span text:style-name="T86">û au matelas de 1 po d’épais du secteur de réclusion </text:span><text:span text:style-name="T88">et du trou</text:span></text:p>
          </table:table-cell>
          <table:table-cell table:style-name="Table2.A1" office:value-type="string">
            <text:p text:style-name="P57"><text:span text:style-name="T111">10 </text:span>000</text:p>
          </table:table-cell>
        </table:table-row>
        <table:table-row table:style-name="Table2.13">
          <table:table-cell table:style-name="Table2.A1" office:value-type="string">
            <text:p text:style-name="P61">Blessures aux chevilles et aux poignets d<text:span text:style-name="T86">û aux restraintes physique</text:span><text:span text:style-name="T89">s durant la période du 7 novembre au 20 décembre 2019 (menottes attachées aux chevilles et aux poignets durant de longues périodes)</text:span></text:p>
          </table:table-cell>
          <table:table-cell table:style-name="Table2.A1" office:value-type="string">
            <text:p text:style-name="P57"><text:span text:style-name="T111">10 </text:span>000</text:p>
          </table:table-cell>
        </table:table-row>
        <table:table-row table:style-name="Table2.1">
          <table:table-cell table:style-name="Table2.A1" office:value-type="string">
            <text:p text:style-name="P60">Total</text:p>
          </table:table-cell>
          <table:table-cell table:style-name="Table2.A1" office:value-type="string">
            <text:p text:style-name="P56"><text:span text:style-name="T111">115</text:span><text:span text:style-name="T113"> 000</text:span>$</text:p>
          </table:table-cell>
        </table:table-row>
      </table:table>
      <text:p text:style-name="P23"/>
      <text:list xml:id="list193025709302053" text:continue-numbering="true" text:style-name="L1">
        <text:list-item>
          <text:p text:style-name="P84"><text:soft-page-break/>La présente demande introductive d’instance est bien fondée en faits et en droit.</text:p>
        </text:list-item>
      </text:list>
      <text:p text:style-name="P23"/>
      <text:p text:style-name="P23">POUR CES MOTIFS, PLAISE AU TRIBUNAL:</text:p>
      <text:p text:style-name="P23"/>
      <text:p text:style-name="P35"><text:span text:style-name="T6">ACCUEILLIR <text:s text:c="4"/></text:span><text:span text:style-name="T1">la présente requête;</text:span></text:p>
      <text:p text:style-name="P33"/>
      <text:p text:style-name="P36"><text:span text:style-name="T9">CONDAMNER <text:s text:c="2"/></text:span><text:span text:style-name="T17">les défendeurs </text:span><text:span text:style-name="T85">à indemniser le demandeur pour les préjudices causés par leurs fautes;</text:span></text:p>
      <text:p text:style-name="P23"/>
      <text:p text:style-name="P36"><text:span text:style-name="T9">CONDAMNER <text:s/></text:span><text:span text:style-name="T16">l</text:span><text:span text:style-name="T17">es défendeurs </text:span><text:span text:style-name="T85">à payer au demandeur la somme de 115 000$;</text:span></text:p>
      <text:p text:style-name="P23"/>
      <text:p text:style-name="P23">LE TOUT <text:span text:style-name="T116">a</text:span><text:span text:style-name="T117">vec dépens.</text:span></text:p>
      <text:p text:style-name="P23"/>
      <text:p text:style-name="P31"/>
      <text:p text:style-name="P51"><text:span text:style-name="T10">Québec, le </text:span><text:span text:style-name="T12">20</text:span><text:span text:style-name="T11"> mars 2023</text:span></text:p>
      <text:p text:style-name="P17"/>
      <text:p text:style-name="P91">_____________________________________</text:p>
      <text:p text:style-name="P96">Vincent Dallaire</text:p>
      <text:p text:style-name="P88"><text:span text:style-name="T126">Courriel</text:span></text:p>
      <text:p text:style-name="P94"><text:span text:style-name="T123">A</text:span>dresse</text:p>
      <text:p text:style-name="P7"/>
      <text:p text:style-name="P3"/>
      <text:p text:style-name="P3"/>
      <text:p text:style-name="P7"/>
      <text:p text:style-name="P28"/>
      <text:p text:style-name="P28"/>
      <text:p text:style-name="P28"/>
      <text:p text:style-name="P28"/>
      <text:p text:style-name="P28"/>
      <text:p text:style-name="P28"/>
      <text:p text:style-name="P28"/>
      <text:p text:style-name="P21">AVIS D’ASSIGNATION</text:p>
      <text:p text:style-name="P32">(articles 145 et suivants C.p.c.)</text:p>
      <text:p text:style-name="P20">Dépôt d'une demande en justice</text:p>
      <text:p text:style-name="P37"><text:span text:style-name="T1">Prenez avis que le demandeur a déposé au greffe de la Cour </text:span><text:span text:style-name="T3">supérieure </text:span><text:span text:style-name="T1">du district judiciaire de </text:span><text:span text:style-name="T3">Québec </text:span><text:span text:style-name="T1">la présente demande introductive d’instance.</text:span></text:p>
      <text:p text:style-name="P20">Pièces au soutien de la demande</text:p>
      <text:p text:style-name="P9">Au soutien de sa demande introductive d’instance, le demandeur invoque les pièces suivantes :</text:p>
      <text:p text:style-name="P9"/>
      <text:list xml:id="list1503142417" text:style-name="L3">
        <text:list-item>
          <text:p text:style-name="P65"><text:bookmark-start text:name="__RefNumPara__1234_2385420538"/><text:span text:style-name="T82">Plumitif pertinent d</text:span><text:span text:style-name="T84">u demandeur </text:span><text:span text:style-name="T82">Vincent Dallaire pour prouver certaines dates et accusations;</text:span><text:bookmark-end text:name="__RefNumPara__1234_2385420538"/></text:p>
        </text:list-item>
        <text:list-item>
          <text:p text:style-name="P97"><text:span text:style-name="T82">O</text:span><text:span text:style-name="T81">rdonnance de subir une évaluation en aptitude à comparaître envers Vincent Dallaire ordonnée le 1</text:span><text:span text:style-name="T93">er</text:span><text:span text:style-name="T81"> novembre 2019 au Palai de Justice de Québec;</text:span></text:p>
        </text:list-item>
        <text:list-item>
          <text:p text:style-name="P66"><text:bookmark-start text:name="__RefNumPara__1248_2385420538"/><text:span text:style-name="T14">Rapports d’événement de plusieurs gardiens de l’ÉDQ con</text:span><text:span text:style-name="T82">çernant l’événement du 7 novembre 2019 impliquant Vincent Dallaire</text:span><text:span text:style-name="T14">;</text:span><text:bookmark-end text:name="__RefNumPara__1248_2385420538"/></text:p>
        </text:list-item>
        <text:list-item>
          <text:p text:style-name="P66"><text:span text:style-name="T15">Rapport d’événement de Francis Blaney, enqu</text:span><text:span text:style-name="T83">êteur à la Sûreté du Québec, qui a enquêté sur l’événement du 7 novembre à la demande de Jean-René Brousseau</text:span><text:span text:style-name="T14">;</text:span></text:p>
        </text:list-item>
        <text:list-item>
          <text:p text:style-name="P66"><text:bookmark-start text:name="__RefNumPara__1236_2385420538"/><text:span text:style-name="T15">Rapport de discipline remi par Jean-René Brousseau, gardien </text:span><text:span text:style-name="T83">à l’ÉDQ,</text:span><text:span text:style-name="T15"> </text:span><text:span text:style-name="T83">à Vincent Dallaire alors qu’il est détenu au trou la soirée du 7 novembre 2019</text:span><text:span text:style-name="T14">;</text:span><text:bookmark-end text:name="__RefNumPara__1236_2385420538"/></text:p>
        </text:list-item>
        <text:list-item>
          <text:p text:style-name="P98"><text:span text:style-name="T14">V</text:span><text:span text:style-name="T13">idéo d’apparition </text:span><text:span text:style-name="T81">à la cour de Vincent Dallaire au Palai de Justice de Québec le 8 novembre 2019 où on apperçoit M. Dallaire avec des blessures corporelles (des yeux noirs) développés le lendemain de son altercation à l’ÉDQ le 7 novembre 2019;</text:span></text:p>
        </text:list-item>
        <text:list-item>
          <text:p text:style-name="P66"><text:span text:style-name="T15">Ordonnance de libération sous condition de Vincent Dallaire ordonnée le 20 décembre 2019</text:span><text:span text:style-name="T14">;</text:span></text:p>
        </text:list-item>
        <text:list-item>
          <text:p text:style-name="P66"><text:span text:style-name="T15">Plainte de Vincent Dallaire </text:span><text:span text:style-name="T83">à l’enquêtrice Line Thibodeau de la Sûreté du Québec déposée en août 2020</text:span><text:span text:style-name="T82">.</text:span></text:p>
          <text:p text:style-name="P75"/>
        </text:list-item>
      </text:list>
      <text:p text:style-name="P20">Réponse à cette demande</text:p>
      <text:p text:style-name="P38"><text:span text:style-name="T1">Vous devez répondre à cette demande par écrit, personnellement ou par avocat, au palais de justice de </text:span><text:span text:style-name="T3">Québec</text:span><text:span text:style-name="T1"> situé au </text:span><text:span text:style-name="T3">300, boulevard Jean-Lesage Québec (Québec) G1K 8K6 </text:span><text:span text:style-name="T1">dans les 15 jours de la signification de la présente demande ou, si vous n'avez ni domicile, ni résidence, ni établissement au Québec, dans les 30 jours de celle-ci. Cette réponse doit être notifiée à l'avocat du demandeur ou, si ce dernier n'est pas représenté, au demandeur lui-même.</text:span></text:p>
      <text:p text:style-name="P20">Défaut de répondre</text:p>
      <text:p text:style-name="P9">Si vous ne répondez pas dans le délai prévu, de 15 ou de 30 jours, selon le cas, un jugement par défaut pourra être rendu contre vous sans autre avis dès l’expiration de ce délai et vous pourriez, selon les circonstances, être tenu au paiement des frais de justice.</text:p>
      <text:p text:style-name="P20"/>
      <text:p text:style-name="P20"/>
      <text:p text:style-name="P20"><text:soft-page-break/>Contenu de la réponse</text:p>
      <text:p text:style-name="P8">Dans votre réponse, vous devez indiquer votre intention, soit : </text:p>
      <text:list xml:id="list2899641759" text:style-name="L4">
        <text:list-item>
          <text:p text:style-name="P70">de convenir du règlement de l'affaire;</text:p>
        </text:list-item>
        <text:list-item>
          <text:p text:style-name="P70">de proposer une médiation pour résoudre le différend;</text:p>
        </text:list-item>
        <text:list-item>
          <text:p text:style-name="P70">de contester cette demande et, dans les cas requis par le Code, d'établir à cette fin, en coopération avec le demandeur, le protocole qui régira le déroulement de l'instance. Ce protocole devra être déposé au greffe de la Cour du district mentionné plus haut dans les 45 jours de la signification du présent avis. Toutefois, ce délai est de 3 mois en matière familiale ou si vous n'avez ni domicile, ni résidence, ni établissement au Québec;</text:p>
        </text:list-item>
        <text:list-item>
          <text:p text:style-name="P70">de proposer la tenue d'une conférence de règlement à l'amiable.</text:p>
        </text:list-item>
      </text:list>
      <text:p text:style-name="P9">Cette réponse doit mentionner vos coordonnées et, si vous êtes représenté par un avocat, le nom de celui-ci et ses coordonnées.</text:p>
      <text:p text:style-name="P20">Lieu du dépôt de la demande en justice</text:p>
      <text:p text:style-name="P9">Cette demande est, sauf exceptions, entendue dans le district judiciaire où est situé votre domicile ou, à défaut, votre résidence ou le domicile que vous avez élu ou convenu avec le demandeur. Si elle n’a pas été déposée dans le district où elle peut être entendue et que vous voulez qu’elle y soit transférée, vous pouvez présenter une demande au tribunal à cet effet.</text:p>
      <text:p text:style-name="P39"><text:span text:style-name="T1">Cependant, si cette demande porte sur un contrat de travail, de consommation ou d’assurance ou sur l'exercice d'un droit hypothécaire sur l'immeuble vous servant de </text:span><text:span text:style-name="T2">r</text:span><text:span text:style-name="T1">ésidence principale, elle est entendue dans le district où est situé le domicile ou la résidence du salarié, du consommateur ou de l’assuré, qu’il soit demandeur ou défendeur, dans le district où est situé cet immeuble ou dans le district où le sinistre a eu lieu s’il s’agit d’une assurance de biens.. Si cette demande n’a pas été déposée dans le district où elle peut être entendue et que vous voulez qu’elle y soit transférée, vous pouvez, sans qu’une convention contraire puisse vous être opposée, présenter une demande à cet effet au greffier spécial de ce district.</text:span></text:p>
      <text:p text:style-name="P20">Transfert de la demande à la Division des petites créances</text:p>
      <text:p text:style-name="P9">Si vous avez la capacité d'agir comme demandeur suivant les règles relatives au recouvrement des petites créances, vous pouvez communiquer avec le greffier du tribunal pour que cette demande soit traitée selon ces règles. Si vous faites cette demande, les frais de justice du demandeur ne pourront alors excéder le montant des frais prévus pour le recouvrement des petites créances.</text:p>
      <text:p text:style-name="P20">Convocation à une conférence de gestion</text:p>
      <text:p text:style-name="P9">Dans les 20 jours suivant le dépôt du protocole mentionné plus haut, le tribunal pourra vous convoquer à une conférence de gestion en vue d’assurer le bon déroulement de l’instance. À défaut, ce protocole sera présumé accepté.</text:p>
      <text:p text:style-name="P20">Demande accompagnée d'un avis de présentation</text:p>
      <text:p text:style-name="P37"><text:span text:style-name="T1">Une demande présentée en cours d’instance, une demande visée par les livres III ou V, à l’exception notamment de celles portant sur les matières familiales mentionnées à </text:span><text:span text:style-name="T2">l</text:span><text:span text:style-name="T1">’article 409 et de celles relatives aux sûretés mentionnées à l’article 480, ou encore </text:span><text:soft-page-break/><text:span text:style-name="T1">certaines demandes visées par le livre VI du Code, dont le pourvoi en contrôle judiciaire, sont accompagnées, non pas d’un avis d’assignation, mais d’un avis de présentation. Dans ce cas, la préparation d’un protocole de l’instance n’est pas requise.</text:span></text:p>
      <text:p text:style-name="P16"/>
      <text:p text:style-name="P16">Québec, le <text:span text:style-name="T101">20</text:span><text:span text:style-name="T96"> mars 2023</text:span></text:p>
      <text:p text:style-name="P3"/>
      <text:p text:style-name="P92">___________________________________</text:p>
      <text:p text:style-name="P96">Vincent Dallaire</text:p>
      <text:p text:style-name="P93"><text:span text:style-name="T127">Courriel</text:span></text:p>
      <text:p text:style-name="P95">Adres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CA"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ab-stops>
          <style:tab-stop style:position="-0.7874in"/>
        </style:tab-stops>
      </style:paragraph-properties>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0pt" style:font-weight-complex="bold" fo:hyphenate="false" fo:hyphenation-remain-char-count="2" fo:hyphenation-push-char-count="2" loext:hyphenation-no-caps="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hyphenation-ladder-count="no-limit" fo:keep-with-next="always"/>
      <style:text-properties fo:font-size="14pt" fo:font-style="italic" style:font-size-asian="14pt" style:font-style-asian="italic" style:font-size-complex="10pt"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urier New" fo:font-family="'Courier New'" style:font-family-generic="modern" style:font-name-complex="Courier New" style:font-family-complex="'Courier New'" style:font-family-generic-complex="modern" style:font-size-complex="10pt"/>
    </style:style>
    <style:style style:name="Date" style:family="paragraph" style:parent-style-name="Standard">
      <style:paragraph-properties fo:margin-left="3.9374in" fo:margin-right="0in" fo:text-indent="0in" style:auto-text-indent="false" style:text-autospace="none" style:punctuation-wrap="simple" style:vertical-align="baseline"/>
      <style:text-properties style:font-size-complex="10pt"/>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text-properties style:font-name="Courier New" fo:font-family="'Courier New'" style:font-family-generic="moder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style:font-size-asian="10pt" style:font-size-complex="10pt"/>
    </style:style>
    <style:style style:name="texte1" style:family="paragraph" style:parent-style-name="Standard">
      <style:paragraph-properties fo:margin-top="0.1945in" fo:margin-bottom="0.1043in" style:contextual-spacing="false" style:line-height-at-least="0.1874in"/>
      <style:text-properties fo:color="#666666" loext:opacity="100%" fo:font-size="8.5pt" style:font-size-asian="8.5pt" style:font-size-complex="8.5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7z1" style:family="text">
      <style:text-properties fo:font-style="normal" style:font-style-asian="norma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1z1" style:family="text"/>
    <style:style style:name="WW8Num11z2" style:family="text">
      <style:text-properties style:font-name="Courier New" fo:font-family="'Courier New'" style:font-family-generic="modern" fo:font-style="normal" fo:font-weight="normal" style:font-style-asian="normal" style:font-weight-asian="normal" style:font-name-complex="Courier New" style:font-family-complex="'Courier New'" style:font-family-generic-complex="modern"/>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1" fo:font-family="Arial" style:font-family-generic="swiss" style:font-pitch="variable" fo:font-style="normal" fo:font-weight="normal" style:font-style-asian="normal" style:font-weight-asian="normal" style:font-name-complex="Arial1" style:font-family-complex="Arial" style:font-family-generic-complex="swiss" style:font-pitch-complex="variable"/>
    </style:style>
    <style:style style:name="WW8Num20z1" style:family="text"/>
    <style:style style:name="WW8Num20z2" style:family="text">
      <style:text-properties style:font-name="Courier New" fo:font-family="'Courier New'" style:font-family-generic="modern" fo:font-style="normal" fo:font-weight="normal" style:font-style-asian="normal" style:font-weight-asian="normal" style:font-name-complex="Courier New" style:font-family-complex="'Courier New'" style:font-family-generic-complex="modern"/>
    </style:style>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Default_20_Paragraph_20_Font" style:display-name="Default Paragraph Font" style:family="text"/>
    <style:style style:name="nobold" style:family="text">
      <style:text-properties fo:font-size="13.5pt" fo:font-weight="bold" style:font-size-asian="13.5pt" style:font-weight-asian="bold" style:font-size-complex="13.5pt" style:font-weight-complex="bold"/>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er_20_Char" style:display-name="Footer Char"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Internet_20_link" style:display-name="Internet link" style:family="tex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iece" style:family="text">
      <style:text-properties style:use-window-font-color="true" loext:opacity="0%" style:font-name="Arial1" fo:font-family="Arial" style:font-family-generic="swiss" style:font-pitch="variable" fo:font-size="11pt" fo:language="fr" fo:country="CA" fo:font-weight="bold" officeooo:rsid="002f1675" fo:background-color="transparent"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Arial1" fo:font-size="10pt" fo:language="en" fo:country="CA" fo:font-style="italic" style:font-size-asian="10pt" style:font-style-asian="italic" style:font-name-complex="Arial1" style:font-style-complex="italic"/>
    </style:style>
    <style:page-layout style:name="Mpm1">
      <style:page-layout-properties fo:page-width="8.5in" fo:page-height="11in" style:num-format="1" style:print-orientation="portrait" fo:margin-top="1in" fo:margin-bottom="0.4917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1in" fo:margin-left="0in" fo:margin-right="0in" fo:margin-top="0.468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10</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NADA</dc:title>
    <meta:initial-creator>SEC-Lachance</meta:initial-creator>
    <meta:creation-date>2021-03-22T12:47:00</meta:creation-date>
    <dc:date>2023-03-21T19:30:24.325122741</dc:date>
    <meta:editing-cycles>88</meta:editing-cycles>
    <meta:editing-duration>PT6H59M30S</meta:editing-duration>
    <meta:generator>LibreOffice/7.3.7.2$Linux_X86_64 LibreOffice_project/30$Build-2</meta:generator>
    <meta:document-statistic meta:table-count="2" meta:image-count="0" meta:object-count="0" meta:page-count="10" meta:paragraph-count="170" meta:word-count="3432" meta:character-count="20294" meta:non-whitespace-character-count="17073"/>
  </office:meta>
</office:document-meta>
</file>